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1.6543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9681in"/>
    </style:style>
    <style:style style:name="co16" style:family="table-column">
      <style:table-column-properties fo:break-before="auto" style:column-width="1.15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0.7429in"/>
    </style:style>
    <style:style style:name="co19" style:family="table-column">
      <style:table-column-properties fo:break-before="auto" style:column-width="1.2575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1.4508in"/>
    </style:style>
    <style:style style:name="co24" style:family="table-column">
      <style:table-column-properties fo:break-before="auto" style:column-width="0.861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3646in"/>
    </style:style>
    <style:style style:name="co28" style:family="table-column">
      <style:table-column-properties fo:break-before="auto" style:column-width="1.6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VolumetriskVattenshaderHLSLProfilerData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65001" calcext:value-type="float">
            <text:p>0.1165001</text:p>
          </table:table-cell>
          <table:table-cell office:value-type="float" office:value="0.4489999" calcext:value-type="float">
            <text:p>0.44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200001" calcext:value-type="float">
            <text:p>0.0072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00001" calcext:value-type="float">
            <text:p>0.002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8971996" calcext:value-type="float">
            <text:p>0.8971996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0007" calcext:value-type="float">
            <text:p>0.0258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1.527799672" calcext:value-type="float">
            <text:p>1.527799672</text:p>
          </table:table-cell>
          <table:table-cell table:formula="of:=COM.MICROSOFT.VAR.P([.AH2:.AH301])" office:value-type="float" office:value="0.102141687789072" calcext:value-type="float">
            <text:p>0.102141687789072</text:p>
          </table:table-cell>
          <table:table-cell table:formula="of:=COM.MICROSOFT.STDEV.P([.AH2:.AH301])" office:value-type="float" office:value="0.319596132312442" calcext:value-type="float">
            <text:p>0.319596132312442</text:p>
          </table:table-cell>
          <table:table-cell table:formula="of:=([.AJ2])/(SQRT(COUNT([.AH2:.AH301])))" office:value-type="float" office:value="0.0184518913022552" calcext:value-type="float">
            <text:p>0.018451891302255</text:p>
          </table:table-cell>
          <table:table-cell table:formula="of:=AVERAGE([.AH2:.AH301])" office:value-type="float" office:value="0.856634818223334" calcext:value-type="float">
            <text:p>0.856634818223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58001" calcext:value-type="float">
            <text:p>0.1558001</text:p>
          </table:table-cell>
          <table:table-cell office:value-type="float" office:value="0.3322999" calcext:value-type="float">
            <text:p>0.332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011002" calcext:value-type="float">
            <text:p>0.1011002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0001" calcext:value-type="float">
            <text:p>0.02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741500211" calcext:value-type="float">
            <text:p>0.7415002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806999" calcext:value-type="float">
            <text:p>0.380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3369001" calcext:value-type="float">
            <text:p>0.3369001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8929" calcext:value-type="float">
            <text:p>0.89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620003" calcext:value-type="float">
            <text:p>0.09620003</text:p>
          </table:table-cell>
          <table:table-cell office:value-type="float" office:value="0.3090999" calcext:value-type="float">
            <text:p>0.309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574003" calcext:value-type="float">
            <text:p>0.1574003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9997" calcext:value-type="float">
            <text:p>0.021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6075002" calcext:value-type="float">
            <text:p>0.60750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75001" calcext:value-type="float">
            <text:p>0.1275001</text:p>
          </table:table-cell>
          <table:table-cell office:value-type="float" office:value="0.3334998" calcext:value-type="float">
            <text:p>0.333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0.3212003" calcext:value-type="float">
            <text:p>0.3212003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0001" calcext:value-type="float">
            <text:p>0.028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838000211" calcext:value-type="float">
            <text:p>0.8380002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53997" calcext:value-type="float">
            <text:p>0.9853997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6" calcext:value-type="float">
            <text:p>0.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1.9884997" calcext:value-type="float">
            <text:p>1.988499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10001" calcext:value-type="float">
            <text:p>0.1710001</text:p>
          </table:table-cell>
          <table:table-cell office:value-type="float" office:value="0.5902" calcext:value-type="float">
            <text:p>0.5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996" calcext:value-type="float">
            <text:p>0.016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95430006" calcext:value-type="float">
            <text:p>0.954300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19001" calcext:value-type="float">
            <text:p>0.1819001</text:p>
          </table:table-cell>
          <table:table-cell office:value-type="float" office:value="0.3040998" calcext:value-type="float">
            <text:p>0.304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3236002" calcext:value-type="float">
            <text:p>0.323600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9998" calcext:value-type="float">
            <text:p>0.029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86310008" calcext:value-type="float">
            <text:p>0.863100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10001" calcext:value-type="float">
            <text:p>0.1210001</text:p>
          </table:table-cell>
          <table:table-cell office:value-type="float" office:value="0.2750999" calcext:value-type="float">
            <text:p>0.275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0001" calcext:value-type="float">
            <text:p>0.0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61920001" calcext:value-type="float">
            <text:p>0.6192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27001" calcext:value-type="float">
            <text:p>0.1027001</text:p>
          </table:table-cell>
          <table:table-cell office:value-type="float" office:value="0.2858999" calcext:value-type="float">
            <text:p>0.285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0002" calcext:value-type="float">
            <text:p>0.013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86700002" calcext:value-type="float">
            <text:p>0.867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3729998" calcext:value-type="float">
            <text:p>0.37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2062998" calcext:value-type="float">
            <text:p>0.2062998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9996" calcext:value-type="float">
            <text:p>0.0416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79309956" calcext:value-type="float">
            <text:p>0.7930995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79001" calcext:value-type="float">
            <text:p>0.2079001</text:p>
          </table:table-cell>
          <table:table-cell office:value-type="float" office:value="0.3024999" calcext:value-type="float">
            <text:p>0.302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7800001" calcext:value-type="float">
            <text:p>0.007800001</text:p>
          </table:table-cell>
          <table:table-cell office:value-type="float" office:value="0.2697001" calcext:value-type="float">
            <text:p>0.269700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9999" calcext:value-type="float">
            <text:p>0.024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833100091" calcext:value-type="float">
            <text:p>0.83310009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45001" calcext:value-type="float">
            <text:p>0.1145001</text:p>
          </table:table-cell>
          <table:table-cell office:value-type="float" office:value="0.4110999" calcext:value-type="float">
            <text:p>0.411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1.0845" calcext:value-type="float">
            <text:p>1.084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0003" calcext:value-type="float">
            <text:p>0.019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1.65560003" calcext:value-type="float">
            <text:p>1.655600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52001" calcext:value-type="float">
            <text:p>0.1152001</text:p>
          </table:table-cell>
          <table:table-cell office:value-type="float" office:value="0.2995999" calcext:value-type="float">
            <text:p>0.299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1412002" calcext:value-type="float">
            <text:p>0.1412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0004" calcext:value-type="float">
            <text:p>0.019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607900241" calcext:value-type="float">
            <text:p>0.60790024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530005" calcext:value-type="float">
            <text:p>0.08530005</text:p>
          </table:table-cell>
          <table:table-cell office:value-type="float" office:value="0.2173001" calcext:value-type="float">
            <text:p>0.21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5807001" calcext:value-type="float">
            <text:p>0.5807001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92790025" calcext:value-type="float">
            <text:p>0.9279002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3124999" calcext:value-type="float">
            <text:p>0.312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9996" calcext:value-type="float">
            <text:p>0.0263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65159986" calcext:value-type="float">
            <text:p>0.6515998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720002" calcext:value-type="float">
            <text:p>0.08720002</text:p>
          </table:table-cell>
          <table:table-cell office:value-type="float" office:value="0.2480001" calcext:value-type="float">
            <text:p>0.2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4945003" calcext:value-type="float">
            <text:p>0.4945003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86740042" calcext:value-type="float">
            <text:p>0.8674004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810005" calcext:value-type="float">
            <text:p>0.08810005</text:p>
          </table:table-cell>
          <table:table-cell office:value-type="float" office:value="0.2488" calcext:value-type="float">
            <text:p>0.2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office:value-type="float" office:value="0.2454002" calcext:value-type="float">
            <text:p>0.2454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0003" calcext:value-type="float">
            <text:p>0.035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639500281" calcext:value-type="float">
            <text:p>0.63950028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3091998" calcext:value-type="float">
            <text:p>0.309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800001" calcext:value-type="float">
            <text:p>0.004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9300001" calcext:value-type="float">
            <text:p>0.009300001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10004" calcext:value-type="float">
            <text:p>0.0241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629899842" calcext:value-type="float">
            <text:p>0.62989984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94001" calcext:value-type="float">
            <text:p>0.1394001</text:p>
          </table:table-cell>
          <table:table-cell office:value-type="float" office:value="0.3619998" calcext:value-type="float">
            <text:p>0.36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7" calcext:value-type="float">
            <text:p>0.0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4519002" calcext:value-type="float">
            <text:p>0.4519002</text:p>
          </table:table-cell>
          <table:table-cell office:value-type="float" office:value="0.0044" calcext:value-type="float">
            <text:p>0.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1.0164000999" calcext:value-type="float">
            <text:p>1.01640009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18001" calcext:value-type="float">
            <text:p>0.1518001</text:p>
          </table:table-cell>
          <table:table-cell office:value-type="float" office:value="0.3559998" calcext:value-type="float">
            <text:p>0.35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900001" calcext:value-type="float">
            <text:p>0.007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900001" calcext:value-type="float">
            <text:p>0.009900001</text:p>
          </table:table-cell>
          <table:table-cell office:value-type="float" office:value="1.4436" calcext:value-type="float">
            <text:p>1.4436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0003" calcext:value-type="float">
            <text:p>0.033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2.023099932" calcext:value-type="float">
            <text:p>2.02309993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55001" calcext:value-type="float">
            <text:p>0.1255001</text:p>
          </table:table-cell>
          <table:table-cell office:value-type="float" office:value="0.3503999" calcext:value-type="float">
            <text:p>0.350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1112005" calcext:value-type="float">
            <text:p>0.1112005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0004" calcext:value-type="float">
            <text:p>0.0281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64840054" calcext:value-type="float">
            <text:p>0.6484005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660003" calcext:value-type="float">
            <text:p>0.09660003</text:p>
          </table:table-cell>
          <table:table-cell office:value-type="float" office:value="0.3233998" calcext:value-type="float">
            <text:p>0.323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9998" calcext:value-type="float">
            <text:p>0.03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91559981" calcext:value-type="float">
            <text:p>0.9155998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152001" calcext:value-type="float">
            <text:p>0.1152001</text:p>
          </table:table-cell>
          <table:table-cell office:value-type="float" office:value="0.3705999" calcext:value-type="float">
            <text:p>0.370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900001" calcext:value-type="float">
            <text:p>0.009900001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0001" calcext:value-type="float">
            <text:p>0.034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656000011" calcext:value-type="float">
            <text:p>0.65600001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8" calcext:value-type="float">
            <text:p>0.118</text:p>
          </table:table-cell>
          <table:table-cell office:value-type="float" office:value="0.4433998" calcext:value-type="float">
            <text:p>0.443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8900001" calcext:value-type="float">
            <text:p>0.008900001</text:p>
          </table:table-cell>
          <table:table-cell office:value-type="float" office:value="0.5236999" calcext:value-type="float">
            <text:p>0.5236999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9" calcext:value-type="float">
            <text:p>0.0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1.173099701" calcext:value-type="float">
            <text:p>1.1730997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3761999" calcext:value-type="float">
            <text:p>0.376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000001" calcext:value-type="float">
            <text:p>0.0060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025004" calcext:value-type="float">
            <text:p>0.5025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9993" calcext:value-type="float">
            <text:p>0.0222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1.067200231" calcext:value-type="float">
            <text:p>1.06720023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44001" calcext:value-type="float">
            <text:p>0.1144001</text:p>
          </table:table-cell>
          <table:table-cell office:value-type="float" office:value="0.3607998" calcext:value-type="float">
            <text:p>0.360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office:value-type="float" office:value="0.1648003" calcext:value-type="float">
            <text:p>0.1648003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59998" calcext:value-type="float">
            <text:p>0.033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7023001809" calcext:value-type="float">
            <text:p>0.702300180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3499998" calcext:value-type="float">
            <text:p>0.34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6" calcext:value-type="float">
            <text:p>0.0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8892002" calcext:value-type="float">
            <text:p>0.8892002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0005" calcext:value-type="float">
            <text:p>0.022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1.41530005" calcext:value-type="float">
            <text:p>1.4153000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69001" calcext:value-type="float">
            <text:p>0.1069001</text:p>
          </table:table-cell>
          <table:table-cell office:value-type="float" office:value="0.2636" calcext:value-type="float">
            <text:p>0.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2160002" calcext:value-type="float">
            <text:p>0.2160002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0003" calcext:value-type="float">
            <text:p>0.018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63140033" calcext:value-type="float">
            <text:p>0.6314003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750006" calcext:value-type="float">
            <text:p>0.08750006</text:p>
          </table:table-cell>
          <table:table-cell office:value-type="float" office:value="0.2071" calcext:value-type="float">
            <text:p>0.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00001" calcext:value-type="float">
            <text:p>0.004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3790998" calcext:value-type="float">
            <text:p>0.3790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707499861" calcext:value-type="float">
            <text:p>0.70749986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870005" calcext:value-type="float">
            <text:p>0.08870005</text:p>
          </table:table-cell>
          <table:table-cell office:value-type="float" office:value="0.2123001" calcext:value-type="float">
            <text:p>0.21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827002" calcext:value-type="float">
            <text:p>0.2827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39998" calcext:value-type="float">
            <text:p>0.040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64330033" calcext:value-type="float">
            <text:p>0.6433003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930006" calcext:value-type="float">
            <text:p>0.09930006</text:p>
          </table:table-cell>
          <table:table-cell office:value-type="float" office:value="0.2738999" calcext:value-type="float">
            <text:p>0.273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1904001" calcext:value-type="float">
            <text:p>0.1904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9997" calcext:value-type="float">
            <text:p>0.024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61130003" calcext:value-type="float">
            <text:p>0.6113000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7750002" calcext:value-type="float">
            <text:p>0.07750002</text:p>
          </table:table-cell>
          <table:table-cell office:value-type="float" office:value="0.1960001" calcext:value-type="float">
            <text:p>0.1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3306001" calcext:value-type="float">
            <text:p>0.3306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9999" calcext:value-type="float">
            <text:p>0.023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64450021" calcext:value-type="float">
            <text:p>0.6445002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7990003" calcext:value-type="float">
            <text:p>0.07990003</text:p>
          </table:table-cell>
          <table:table-cell office:value-type="float" office:value="0.2037001" calcext:value-type="float">
            <text:p>0.20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.005100001</text:p>
          </table:table-cell>
          <table:table-cell office:value-type="float" office:value="0.3108998" calcext:value-type="float">
            <text:p>0.3108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9999" calcext:value-type="float">
            <text:p>0.040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6539999211" calcext:value-type="float">
            <text:p>0.653999921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9140003" calcext:value-type="float">
            <text:p>0.09140003</text:p>
          </table:table-cell>
          <table:table-cell office:value-type="float" office:value="0.2480001" calcext:value-type="float">
            <text:p>0.2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66060013" calcext:value-type="float">
            <text:p>0.6606001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010004" calcext:value-type="float">
            <text:p>0.08010004</text:p>
          </table:table-cell>
          <table:table-cell office:value-type="float" office:value="0.1986001" calcext:value-type="float">
            <text:p>0.19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68000014" calcext:value-type="float">
            <text:p>0.6800001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80001" calcext:value-type="float">
            <text:p>0.1080001</text:p>
          </table:table-cell>
          <table:table-cell office:value-type="float" office:value="0.2497001" calcext:value-type="float">
            <text:p>0.24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9707004" calcext:value-type="float">
            <text:p>0.9707004</text:p>
          </table:table-cell>
          <table:table-cell office:value-type="float" office:value="0.0044" calcext:value-type="float">
            <text:p>0.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9995" calcext:value-type="float">
            <text:p>0.0311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1.38560055" calcext:value-type="float">
            <text:p>1.3856005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3789999" calcext:value-type="float">
            <text:p>0.37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5814004" calcext:value-type="float">
            <text:p>0.5814004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4001" calcext:value-type="float">
            <text:p>0.10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1.2469004" calcext:value-type="float">
            <text:p>1.246900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3354" calcext:value-type="float">
            <text:p>0.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1380003" calcext:value-type="float">
            <text:p>0.1380003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9999" calcext:value-type="float">
            <text:p>0.021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64870029" calcext:value-type="float">
            <text:p>0.6487002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9720012" calcext:value-type="float">
            <text:p>0.09720012</text:p>
          </table:table-cell>
          <table:table-cell office:value-type="float" office:value="0.2947998" calcext:value-type="float">
            <text:p>0.294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22" calcext:value-type="float">
            <text:p>0.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9181002" calcext:value-type="float">
            <text:p>0.918100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0005" calcext:value-type="float">
            <text:p>0.019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1.36280017" calcext:value-type="float">
            <text:p>1.3628001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2770998" calcext:value-type="float">
            <text:p>0.277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0001" calcext:value-type="float">
            <text:p>0.02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64669981" calcext:value-type="float">
            <text:p>0.6466998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18" calcext:value-type="float">
            <text:p>0.118</text:p>
          </table:table-cell>
          <table:table-cell office:value-type="float" office:value="0.2673999" calcext:value-type="float">
            <text:p>0.26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800001" calcext:value-type="float">
            <text:p>0.008800001</text:p>
          </table:table-cell>
          <table:table-cell office:value-type="float" office:value="0.2329998" calcext:value-type="float">
            <text:p>0.2329998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0004" calcext:value-type="float">
            <text:p>0.041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688899741" calcext:value-type="float">
            <text:p>0.6888997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57001" calcext:value-type="float">
            <text:p>0.1057001</text:p>
          </table:table-cell>
          <table:table-cell office:value-type="float" office:value="0.2558999" calcext:value-type="float">
            <text:p>0.255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6929008" calcext:value-type="float">
            <text:p>0.6929008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1.0958008" calcext:value-type="float">
            <text:p>1.095800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3137" calcext:value-type="float">
            <text:p>0.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8109004" calcext:value-type="float">
            <text:p>0.8109004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1.2843004" calcext:value-type="float">
            <text:p>1.284300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9340007" calcext:value-type="float">
            <text:p>0.09340007</text:p>
          </table:table-cell>
          <table:table-cell office:value-type="float" office:value="0.2275001" calcext:value-type="float">
            <text:p>0.22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2839001" calcext:value-type="float">
            <text:p>0.2839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9998" calcext:value-type="float">
            <text:p>0.024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64910025" calcext:value-type="float">
            <text:p>0.6491002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740004" calcext:value-type="float">
            <text:p>0.07740004</text:p>
          </table:table-cell>
          <table:table-cell office:value-type="float" office:value="0.2233" calcext:value-type="float">
            <text:p>0.2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19996" calcext:value-type="float">
            <text:p>0.0481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6521" calcext:value-type="float">
            <text:p>0.652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170002" calcext:value-type="float">
            <text:p>0.08170002</text:p>
          </table:table-cell>
          <table:table-cell office:value-type="float" office:value="0.2047" calcext:value-type="float">
            <text:p>0.2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0002" calcext:value-type="float">
            <text:p>0.023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6242000399" calcext:value-type="float">
            <text:p>0.624200039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8330007" calcext:value-type="float">
            <text:p>0.08330007</text:p>
          </table:table-cell>
          <table:table-cell office:value-type="float" office:value="0.1901" calcext:value-type="float">
            <text:p>0.1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3170001" calcext:value-type="float">
            <text:p>0.3170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9998" calcext:value-type="float">
            <text:p>0.024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62980015" calcext:value-type="float">
            <text:p>0.6298001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290004" calcext:value-type="float">
            <text:p>0.07290004</text:p>
          </table:table-cell>
          <table:table-cell office:value-type="float" office:value="0.2165001" calcext:value-type="float">
            <text:p>0.21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9998" calcext:value-type="float">
            <text:p>0.019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617100121" calcext:value-type="float">
            <text:p>0.61710012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150003" calcext:value-type="float">
            <text:p>0.08150003</text:p>
          </table:table-cell>
          <table:table-cell office:value-type="float" office:value="0.2619" calcext:value-type="float">
            <text:p>0.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2699004" calcext:value-type="float">
            <text:p>0.269900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0001" calcext:value-type="float">
            <text:p>0.02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6564004401" calcext:value-type="float">
            <text:p>0.656400440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260004" calcext:value-type="float">
            <text:p>0.07260004</text:p>
          </table:table-cell>
          <table:table-cell office:value-type="float" office:value="0.1847001" calcext:value-type="float">
            <text:p>0.18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0001" calcext:value-type="float">
            <text:p>0.02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63840015" calcext:value-type="float">
            <text:p>0.6384001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8210006" calcext:value-type="float">
            <text:p>0.08210006</text:p>
          </table:table-cell>
          <table:table-cell office:value-type="float" office:value="0.1903" calcext:value-type="float">
            <text:p>0.1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9" calcext:value-type="float">
            <text:p>0.017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60580005" calcext:value-type="float">
            <text:p>0.6058000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211001" calcext:value-type="float">
            <text:p>0.1211001</text:p>
          </table:table-cell>
          <table:table-cell office:value-type="float" office:value="0.2686999" calcext:value-type="float">
            <text:p>0.268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396004" calcext:value-type="float">
            <text:p>0.139600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70002" calcext:value-type="float">
            <text:p>0.078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62600042" calcext:value-type="float">
            <text:p>0.6260004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9800003" calcext:value-type="float">
            <text:p>0.09800003</text:p>
          </table:table-cell>
          <table:table-cell office:value-type="float" office:value="0.2833997" calcext:value-type="float">
            <text:p>0.2833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8487001" calcext:value-type="float">
            <text:p>0.8487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1.27539983" calcext:value-type="float">
            <text:p>1.2753998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243001" calcext:value-type="float">
            <text:p>0.1243001</text:p>
          </table:table-cell>
          <table:table-cell office:value-type="float" office:value="0.2621001" calcext:value-type="float">
            <text:p>0.26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2971001" calcext:value-type="float">
            <text:p>0.2971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9998" calcext:value-type="float">
            <text:p>0.032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74000028" calcext:value-type="float">
            <text:p>0.7400002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2957999" calcext:value-type="float">
            <text:p>0.29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793001" calcext:value-type="float">
            <text:p>0.1793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59996" calcext:value-type="float">
            <text:p>0.0335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64809996" calcext:value-type="float">
            <text:p>0.6480999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9970009" calcext:value-type="float">
            <text:p>0.09970009</text:p>
          </table:table-cell>
          <table:table-cell office:value-type="float" office:value="0.3465999" calcext:value-type="float">
            <text:p>0.346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038001" calcext:value-type="float">
            <text:p>0.4038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9996" calcext:value-type="float">
            <text:p>0.0262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8958000501" calcext:value-type="float">
            <text:p>0.895800050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452001" calcext:value-type="float">
            <text:p>0.1452001</text:p>
          </table:table-cell>
          <table:table-cell office:value-type="float" office:value="0.3759" calcext:value-type="float">
            <text:p>0.3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8520035" calcext:value-type="float">
            <text:p>0.08520035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9998" calcext:value-type="float">
            <text:p>0.025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66130043" calcext:value-type="float">
            <text:p>0.6613004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342001" calcext:value-type="float">
            <text:p>0.1342001</text:p>
          </table:table-cell>
          <table:table-cell office:value-type="float" office:value="0.3697999" calcext:value-type="float">
            <text:p>0.369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000001" calcext:value-type="float">
            <text:p>0.0060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4250003" calcext:value-type="float">
            <text:p>0.4250003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9997" calcext:value-type="float">
            <text:p>0.018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977800272" calcext:value-type="float">
            <text:p>0.97780027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13" calcext:value-type="float">
            <text:p>0.113</text:p>
          </table:table-cell>
          <table:table-cell office:value-type="float" office:value="0.3992" calcext:value-type="float">
            <text:p>0.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86" calcext:value-type="float">
            <text:p>0.0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6264995" calcext:value-type="float">
            <text:p>0.6264995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0005" calcext:value-type="float">
            <text:p>0.027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1.209399551" calcext:value-type="float">
            <text:p>1.20939955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71001" calcext:value-type="float">
            <text:p>0.1371001</text:p>
          </table:table-cell>
          <table:table-cell office:value-type="float" office:value="0.4432998" calcext:value-type="float">
            <text:p>0.44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7000001" calcext:value-type="float">
            <text:p>0.0070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1" calcext:value-type="float">
            <text:p>0.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891499901" calcext:value-type="float">
            <text:p>0.89149990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764001" calcext:value-type="float">
            <text:p>0.1764001</text:p>
          </table:table-cell>
          <table:table-cell office:value-type="float" office:value="0.3366999" calcext:value-type="float">
            <text:p>0.336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9113999" calcext:value-type="float">
            <text:p>0.9113999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0005" calcext:value-type="float">
            <text:p>0.0262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1.48039995" calcext:value-type="float">
            <text:p>1.4803999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811002" calcext:value-type="float">
            <text:p>0.2811002</text:p>
          </table:table-cell>
          <table:table-cell office:value-type="float" office:value="0.5070999" calcext:value-type="float">
            <text:p>0.507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1820001" calcext:value-type="float">
            <text:p>0.1820001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0002" calcext:value-type="float">
            <text:p>0.017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1.04880022" calcext:value-type="float">
            <text:p>1.0488002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141002" calcext:value-type="float">
            <text:p>0.1141002</text:p>
          </table:table-cell>
          <table:table-cell office:value-type="float" office:value="0.3103998" calcext:value-type="float">
            <text:p>0.310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5" calcext:value-type="float">
            <text:p>0.0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1.1979" calcext:value-type="float">
            <text:p>1.1979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1.6751" calcext:value-type="float">
            <text:p>1.675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4635999" calcext:value-type="float">
            <text:p>0.46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office:value-type="float" office:value="0.1207003" calcext:value-type="float">
            <text:p>0.1207003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0002" calcext:value-type="float">
            <text:p>0.021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802200221" calcext:value-type="float">
            <text:p>0.80220022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058001" calcext:value-type="float">
            <text:p>0.2058001</text:p>
          </table:table-cell>
          <table:table-cell office:value-type="float" office:value="0.3321998" calcext:value-type="float">
            <text:p>0.332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700001" calcext:value-type="float">
            <text:p>0.006700001</text:p>
          </table:table-cell>
          <table:table-cell office:value-type="float" office:value="0.3442004" calcext:value-type="float">
            <text:p>0.3442004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99995" calcext:value-type="float">
            <text:p>0.070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980600251" calcext:value-type="float">
            <text:p>0.98060025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620001" calcext:value-type="float">
            <text:p>0.1620001</text:p>
          </table:table-cell>
          <table:table-cell office:value-type="float" office:value="0.4943997" calcext:value-type="float">
            <text:p>0.4943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1153002" calcext:value-type="float">
            <text:p>0.1153002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50002" calcext:value-type="float">
            <text:p>0.045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846700021" calcext:value-type="float">
            <text:p>0.84670002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121001" calcext:value-type="float">
            <text:p>0.1121001</text:p>
          </table:table-cell>
          <table:table-cell office:value-type="float" office:value="0.3981999" calcext:value-type="float">
            <text:p>0.398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00001" calcext:value-type="float">
            <text:p>0.0054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office:value-type="float" office:value="1.0411" calcext:value-type="float">
            <text:p>1.0411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4999" calcext:value-type="float">
            <text:p>0.137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1.728499901" calcext:value-type="float">
            <text:p>1.72849990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3656999" calcext:value-type="float">
            <text:p>0.365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9939999" calcext:value-type="float">
            <text:p>0.09939999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9996" calcext:value-type="float">
            <text:p>0.0221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63329985" calcext:value-type="float">
            <text:p>0.6332998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024001" calcext:value-type="float">
            <text:p>0.1024001</text:p>
          </table:table-cell>
          <table:table-cell office:value-type="float" office:value="0.2997999" calcext:value-type="float">
            <text:p>0.299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4414999" calcext:value-type="float">
            <text:p>0.4414999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0001" calcext:value-type="float">
            <text:p>0.02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89029991" calcext:value-type="float">
            <text:p>0.8902999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50001" calcext:value-type="float">
            <text:p>0.1450001</text:p>
          </table:table-cell>
          <table:table-cell office:value-type="float" office:value="0.4146999" calcext:value-type="float">
            <text:p>0.414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office:value-type="float" office:value="0.2864001" calcext:value-type="float">
            <text:p>0.286400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00004" calcext:value-type="float">
            <text:p>0.029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903200141" calcext:value-type="float">
            <text:p>0.90320014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696001" calcext:value-type="float">
            <text:p>0.1696001</text:p>
          </table:table-cell>
          <table:table-cell office:value-type="float" office:value="0.4015999" calcext:value-type="float">
            <text:p>0.40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8800001" calcext:value-type="float">
            <text:p>0.00880000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9998" calcext:value-type="float">
            <text:p>0.018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986099981" calcext:value-type="float">
            <text:p>0.98609998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8700007" calcext:value-type="float">
            <text:p>0.08700007</text:p>
          </table:table-cell>
          <table:table-cell office:value-type="float" office:value="0.2371" calcext:value-type="float">
            <text:p>0.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00001" calcext:value-type="float">
            <text:p>0.002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0002" calcext:value-type="float">
            <text:p>0.030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628900091" calcext:value-type="float">
            <text:p>0.62890009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3016999" calcext:value-type="float">
            <text:p>0.301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2488999" calcext:value-type="float">
            <text:p>0.2488999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0001" calcext:value-type="float">
            <text:p>0.021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74419981" calcext:value-type="float">
            <text:p>0.7441998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307001" calcext:value-type="float">
            <text:p>0.1307001</text:p>
          </table:table-cell>
          <table:table-cell office:value-type="float" office:value="0.3376999" calcext:value-type="float">
            <text:p>0.337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1.2636" calcext:value-type="float">
            <text:p>1.2636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9998" calcext:value-type="float">
            <text:p>0.029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1.79299998" calcext:value-type="float">
            <text:p>1.7929999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578001" calcext:value-type="float">
            <text:p>0.1578001</text:p>
          </table:table-cell>
          <table:table-cell office:value-type="float" office:value="0.2986998" calcext:value-type="float">
            <text:p>0.298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800001" calcext:value-type="float">
            <text:p>0.007800001</text:p>
          </table:table-cell>
          <table:table-cell office:value-type="float" office:value="0.1084001" calcext:value-type="float">
            <text:p>0.1084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9999" calcext:value-type="float">
            <text:p>0.013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607799991" calcext:value-type="float">
            <text:p>0.6077999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8360003" calcext:value-type="float">
            <text:p>0.08360003</text:p>
          </table:table-cell>
          <table:table-cell office:value-type="float" office:value="0.2304001" calcext:value-type="float">
            <text:p>0.23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5315002" calcext:value-type="float">
            <text:p>0.5315002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88840033" calcext:value-type="float">
            <text:p>0.8884003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3158" calcext:value-type="float">
            <text:p>0.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303003" calcext:value-type="float">
            <text:p>0.1303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999" calcext:value-type="float">
            <text:p>0.018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62030029" calcext:value-type="float">
            <text:p>0.6203002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3108998" calcext:value-type="float">
            <text:p>0.310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293" calcext:value-type="float">
            <text:p>0.293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9997" calcext:value-type="float">
            <text:p>0.0200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75359977" calcext:value-type="float">
            <text:p>0.7535997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9990005" calcext:value-type="float">
            <text:p>0.09990005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62350005" calcext:value-type="float">
            <text:p>0.6235000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170005" calcext:value-type="float">
            <text:p>0.09170005</text:p>
          </table:table-cell>
          <table:table-cell office:value-type="float" office:value="0.2446001" calcext:value-type="float">
            <text:p>0.24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3466001" calcext:value-type="float">
            <text:p>0.3466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0001" calcext:value-type="float">
            <text:p>0.01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71800026" calcext:value-type="float">
            <text:p>0.7180002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006001" calcext:value-type="float">
            <text:p>0.1006001</text:p>
          </table:table-cell>
          <table:table-cell office:value-type="float" office:value="0.2837999" calcext:value-type="float">
            <text:p>0.283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00001" calcext:value-type="float">
            <text:p>0.0043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825003" calcext:value-type="float">
            <text:p>0.1825003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9999" calcext:value-type="float">
            <text:p>0.023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6136002911" calcext:value-type="float">
            <text:p>0.613600291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3942" calcext:value-type="float">
            <text:p>0.3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1656002" calcext:value-type="float">
            <text:p>0.165600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9996" calcext:value-type="float">
            <text:p>0.021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71160016" calcext:value-type="float">
            <text:p>0.7116001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3494998" calcext:value-type="float">
            <text:p>0.349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7203002" calcext:value-type="float">
            <text:p>0.7203002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0002" calcext:value-type="float">
            <text:p>0.024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1.26390002" calcext:value-type="float">
            <text:p>1.2639000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9020004" calcext:value-type="float">
            <text:p>0.09020004</text:p>
          </table:table-cell>
          <table:table-cell office:value-type="float" office:value="0.2268" calcext:value-type="float">
            <text:p>0.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900001" calcext:value-type="float">
            <text:p>0.005900001</text:p>
          </table:table-cell>
          <table:table-cell office:value-type="float" office:value="0.2714002" calcext:value-type="float">
            <text:p>0.271400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" calcext:value-type="float">
            <text:p>0.0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641000241" calcext:value-type="float">
            <text:p>0.64100024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9930006" calcext:value-type="float">
            <text:p>0.09930006</text:p>
          </table:table-cell>
          <table:table-cell office:value-type="float" office:value="0.2197001" calcext:value-type="float">
            <text:p>0.21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2747999" calcext:value-type="float">
            <text:p>0.2747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0002" calcext:value-type="float">
            <text:p>0.035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64580008" calcext:value-type="float">
            <text:p>0.6458000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790007" calcext:value-type="float">
            <text:p>0.07790007</text:p>
          </table:table-cell>
          <table:table-cell office:value-type="float" office:value="0.1933001" calcext:value-type="float">
            <text:p>0.19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868999" calcext:value-type="float">
            <text:p>0.286899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0002" calcext:value-type="float">
            <text:p>0.025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59840009" calcext:value-type="float">
            <text:p>0.5984000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520005" calcext:value-type="float">
            <text:p>0.08520005</text:p>
          </table:table-cell>
          <table:table-cell office:value-type="float" office:value="0.2065001" calcext:value-type="float">
            <text:p>0.20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3" calcext:value-type="float">
            <text:p>0.0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2786002" calcext:value-type="float">
            <text:p>0.2786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9999" calcext:value-type="float">
            <text:p>0.038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63510034" calcext:value-type="float">
            <text:p>0.6351003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530005" calcext:value-type="float">
            <text:p>0.08530005</text:p>
          </table:table-cell>
          <table:table-cell office:value-type="float" office:value="0.2114" calcext:value-type="float">
            <text:p>0.2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2803002" calcext:value-type="float">
            <text:p>0.2803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0004" calcext:value-type="float">
            <text:p>0.024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61720029" calcext:value-type="float">
            <text:p>0.6172002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9020003" calcext:value-type="float">
            <text:p>0.09020003</text:p>
          </table:table-cell>
          <table:table-cell office:value-type="float" office:value="0.2354" calcext:value-type="float">
            <text:p>0.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902003" calcext:value-type="float">
            <text:p>0.2902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89998" calcext:value-type="float">
            <text:p>0.032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6623003101" calcext:value-type="float">
            <text:p>0.662300310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010004" calcext:value-type="float">
            <text:p>0.07010004</text:p>
          </table:table-cell>
          <table:table-cell office:value-type="float" office:value="0.1951001" calcext:value-type="float">
            <text:p>0.19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300001" calcext:value-type="float">
            <text:p>0.004300001</text:p>
          </table:table-cell>
          <table:table-cell office:value-type="float" office:value="0.3287004" calcext:value-type="float">
            <text:p>0.328700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9996" calcext:value-type="float">
            <text:p>0.015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6233005011" calcext:value-type="float">
            <text:p>0.623300501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580005" calcext:value-type="float">
            <text:p>0.07580005</text:p>
          </table:table-cell>
          <table:table-cell office:value-type="float" office:value="0.2194" calcext:value-type="float">
            <text:p>0.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3235004" calcext:value-type="float">
            <text:p>0.323500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9998" calcext:value-type="float">
            <text:p>0.021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6550004301" calcext:value-type="float">
            <text:p>0.655000430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9880006" calcext:value-type="float">
            <text:p>0.09880006</text:p>
          </table:table-cell>
          <table:table-cell office:value-type="float" office:value="0.2305001" calcext:value-type="float">
            <text:p>0.23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172001" calcext:value-type="float">
            <text:p>0.2172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9999" calcext:value-type="float">
            <text:p>0.02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59420025" calcext:value-type="float">
            <text:p>0.5942002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14001" calcext:value-type="float">
            <text:p>0.1014001</text:p>
          </table:table-cell>
          <table:table-cell office:value-type="float" office:value="0.2539" calcext:value-type="float">
            <text:p>0.2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9447006" calcext:value-type="float">
            <text:p>0.9447006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9995" calcext:value-type="float">
            <text:p>0.0281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1.34970065" calcext:value-type="float">
            <text:p>1.3497006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8020005" calcext:value-type="float">
            <text:p>0.08020005</text:p>
          </table:table-cell>
          <table:table-cell office:value-type="float" office:value="0.2616" calcext:value-type="float">
            <text:p>0.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2296002" calcext:value-type="float">
            <text:p>0.2296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9998" calcext:value-type="float">
            <text:p>0.038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62950023" calcext:value-type="float">
            <text:p>0.6295002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2117001" calcext:value-type="float">
            <text:p>0.21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612001" calcext:value-type="float">
            <text:p>0.2612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9998" calcext:value-type="float">
            <text:p>0.036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64000018" calcext:value-type="float">
            <text:p>0.6400001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2959998" calcext:value-type="float">
            <text:p>0.29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1850999" calcext:value-type="float">
            <text:p>0.1850999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0002" calcext:value-type="float">
            <text:p>0.010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6326997201" calcext:value-type="float">
            <text:p>0.632699720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9880004" calcext:value-type="float">
            <text:p>0.09880004</text:p>
          </table:table-cell>
          <table:table-cell office:value-type="float" office:value="0.2448001" calcext:value-type="float">
            <text:p>0.24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3122002" calcext:value-type="float">
            <text:p>0.3122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0001" calcext:value-type="float">
            <text:p>0.02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70370035" calcext:value-type="float">
            <text:p>0.7037003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9390004" calcext:value-type="float">
            <text:p>0.09390004</text:p>
          </table:table-cell>
          <table:table-cell office:value-type="float" office:value="0.2411001" calcext:value-type="float">
            <text:p>0.24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00001" calcext:value-type="float">
            <text:p>0.002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8289005" calcext:value-type="float">
            <text:p>0.828900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0001" calcext:value-type="float">
            <text:p>0.04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1.233500651" calcext:value-type="float">
            <text:p>1.23350065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8370004" calcext:value-type="float">
            <text:p>0.08370004</text:p>
          </table:table-cell>
          <table:table-cell office:value-type="float" office:value="0.2155001" calcext:value-type="float">
            <text:p>0.21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2773001" calcext:value-type="float">
            <text:p>0.2773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9999" calcext:value-type="float">
            <text:p>0.024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621800231" calcext:value-type="float">
            <text:p>0.62180023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300003" calcext:value-type="float">
            <text:p>0.08300003</text:p>
          </table:table-cell>
          <table:table-cell office:value-type="float" office:value="0.2032001" calcext:value-type="float">
            <text:p>0.20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0002" calcext:value-type="float">
            <text:p>0.028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63290015" calcext:value-type="float">
            <text:p>0.6329001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028001" calcext:value-type="float">
            <text:p>0.1028001</text:p>
          </table:table-cell>
          <table:table-cell office:value-type="float" office:value="0.2715999" calcext:value-type="float">
            <text:p>0.27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1262" calcext:value-type="float">
            <text:p>1.1262</text:p>
          </table:table-cell>
          <table:table-cell office:value-type="float" office:value="0.0055" calcext:value-type="float">
            <text:p>0.0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" calcext:value-type="float">
            <text:p>0.0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1.5527" calcext:value-type="float">
            <text:p>1.552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246001" calcext:value-type="float">
            <text:p>0.1246001</text:p>
          </table:table-cell>
          <table:table-cell office:value-type="float" office:value="0.3445999" calcext:value-type="float">
            <text:p>0.344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0002" calcext:value-type="float">
            <text:p>0.032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64680002" calcext:value-type="float">
            <text:p>0.646800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3582999" calcext:value-type="float">
            <text:p>0.358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4550001" calcext:value-type="float">
            <text:p>0.455000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80005" calcext:value-type="float">
            <text:p>0.049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1.00420005" calcext:value-type="float">
            <text:p>1.0042000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9110006" calcext:value-type="float">
            <text:p>0.09110006</text:p>
          </table:table-cell>
          <table:table-cell office:value-type="float" office:value="0.2611999" calcext:value-type="float">
            <text:p>0.261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2077004" calcext:value-type="float">
            <text:p>0.2077004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0004" calcext:value-type="float">
            <text:p>0.026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6099004" calcext:value-type="float">
            <text:p>0.60990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2504001" calcext:value-type="float">
            <text:p>0.25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9999" calcext:value-type="float">
            <text:p>0.030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71150009" calcext:value-type="float">
            <text:p>0.71150009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9760003" calcext:value-type="float">
            <text:p>0.09760003</text:p>
          </table:table-cell>
          <table:table-cell office:value-type="float" office:value="0.2659" calcext:value-type="float">
            <text:p>0.2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office:value-type="float" office:value="0.1952002" calcext:value-type="float">
            <text:p>0.1952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0001" calcext:value-type="float">
            <text:p>0.03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616400241" calcext:value-type="float">
            <text:p>0.61640024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8290016" calcext:value-type="float">
            <text:p>0.08290016</text:p>
          </table:table-cell>
          <table:table-cell office:value-type="float" office:value="0.2130001" calcext:value-type="float">
            <text:p>0.21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7996002" calcext:value-type="float">
            <text:p>0.7996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60002" calcext:value-type="float">
            <text:p>0.025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1.14230048" calcext:value-type="float">
            <text:p>1.1423004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7970007" calcext:value-type="float">
            <text:p>0.07970007</text:p>
          </table:table-cell>
          <table:table-cell office:value-type="float" office:value="0.1869001" calcext:value-type="float">
            <text:p>0.18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3525001" calcext:value-type="float">
            <text:p>0.3525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9995" calcext:value-type="float">
            <text:p>0.022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6571002201" calcext:value-type="float">
            <text:p>0.657100220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350009" calcext:value-type="float">
            <text:p>0.09350009</text:p>
          </table:table-cell>
          <table:table-cell office:value-type="float" office:value="0.2454001" calcext:value-type="float">
            <text:p>0.24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8891002" calcext:value-type="float">
            <text:p>0.8891002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9998" calcext:value-type="float">
            <text:p>0.023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1.29750037" calcext:value-type="float">
            <text:p>1.29750037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95001" calcext:value-type="float">
            <text:p>0.1095001</text:p>
          </table:table-cell>
          <table:table-cell office:value-type="float" office:value="0.2761999" calcext:value-type="float">
            <text:p>0.276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00001" calcext:value-type="float">
            <text:p>0.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908999" calcext:value-type="float">
            <text:p>0.1908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9998" calcext:value-type="float">
            <text:p>0.026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625299881" calcext:value-type="float">
            <text:p>0.62529988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7440002" calcext:value-type="float">
            <text:p>0.07440002</text:p>
          </table:table-cell>
          <table:table-cell office:value-type="float" office:value="0.2085" calcext:value-type="float">
            <text:p>0.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0002" calcext:value-type="float">
            <text:p>0.019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71700004" calcext:value-type="float">
            <text:p>0.7170000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170001" calcext:value-type="float">
            <text:p>0.1170001</text:p>
          </table:table-cell>
          <table:table-cell office:value-type="float" office:value="0.2226001" calcext:value-type="float">
            <text:p>0.22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2895001" calcext:value-type="float">
            <text:p>0.2895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6654003" calcext:value-type="float">
            <text:p>0.665400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8780007" calcext:value-type="float">
            <text:p>0.08780007</text:p>
          </table:table-cell>
          <table:table-cell office:value-type="float" office:value="0.2355" calcext:value-type="float">
            <text:p>0.2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3635001" calcext:value-type="float">
            <text:p>0.3635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4" calcext:value-type="float">
            <text:p>0.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73910017" calcext:value-type="float">
            <text:p>0.7391001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8860002" calcext:value-type="float">
            <text:p>0.08860002</text:p>
          </table:table-cell>
          <table:table-cell office:value-type="float" office:value="0.2106" calcext:value-type="float">
            <text:p>0.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64880002" calcext:value-type="float">
            <text:p>0.6488000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089001" calcext:value-type="float">
            <text:p>0.1089001</text:p>
          </table:table-cell>
          <table:table-cell office:value-type="float" office:value="0.2839998" calcext:value-type="float">
            <text:p>0.28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1843001" calcext:value-type="float">
            <text:p>0.184300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0001" calcext:value-type="float">
            <text:p>0.019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62140001" calcext:value-type="float">
            <text:p>0.6214000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5157998" calcext:value-type="float">
            <text:p>0.515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08009" calcext:value-type="float">
            <text:p>0.5608009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0003" calcext:value-type="float">
            <text:p>0.071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1.33260073" calcext:value-type="float">
            <text:p>1.33260073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3614999" calcext:value-type="float">
            <text:p>0.361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4" calcext:value-type="float">
            <text:p>0.0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9390011" calcext:value-type="float">
            <text:p>0.0939001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0001" calcext:value-type="float">
            <text:p>0.015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71840002" calcext:value-type="float">
            <text:p>0.7184000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878001" calcext:value-type="float">
            <text:p>0.1878001</text:p>
          </table:table-cell>
          <table:table-cell office:value-type="float" office:value="0.3207999" calcext:value-type="float">
            <text:p>0.320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099999" calcext:value-type="float">
            <text:p>0.009099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0039" calcext:value-type="float">
            <text:p>1.0039</text:p>
          </table:table-cell>
          <table:table-cell office:value-type="float" office:value="0.0072" calcext:value-type="float">
            <text:p>0.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9998" calcext:value-type="float">
            <text:p>0.019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1.568699979" calcext:value-type="float">
            <text:p>1.56869997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4369999" calcext:value-type="float">
            <text:p>0.4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00001" calcext:value-type="float">
            <text:p>0.00480000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1431001" calcext:value-type="float">
            <text:p>0.143100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9996" calcext:value-type="float">
            <text:p>0.038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1.074699961" calcext:value-type="float">
            <text:p>1.07469996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714001" calcext:value-type="float">
            <text:p>0.1714001</text:p>
          </table:table-cell>
          <table:table-cell office:value-type="float" office:value="0.5847999" calcext:value-type="float">
            <text:p>0.584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" calcext:value-type="float">
            <text:p>0</text:p>
          </table:table-cell>
          <table:table-cell office:value-type="float" office:value="0.009300001" calcext:value-type="float">
            <text:p>0.009300001</text:p>
          </table:table-cell>
          <table:table-cell office:value-type="float" office:value="0.3816998" calcext:value-type="float">
            <text:p>0.3816998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81" calcext:value-type="float">
            <text:p>0.3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1.574799801" calcext:value-type="float">
            <text:p>1.57479980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062001" calcext:value-type="float">
            <text:p>0.1062001</text:p>
          </table:table-cell>
          <table:table-cell office:value-type="float" office:value="0.3595999" calcext:value-type="float">
            <text:p>0.359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200001" calcext:value-type="float">
            <text:p>0.0082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2548998" calcext:value-type="float">
            <text:p>0.2548998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0004" calcext:value-type="float">
            <text:p>0.0426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00001" calcext:value-type="float">
            <text:p>0.003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800699842" calcext:value-type="float">
            <text:p>0.80069984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8790006" calcext:value-type="float">
            <text:p>0.08790006</text:p>
          </table:table-cell>
          <table:table-cell office:value-type="float" office:value="0.3061999" calcext:value-type="float">
            <text:p>0.306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3347003" calcext:value-type="float">
            <text:p>0.3347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9996" calcext:value-type="float">
            <text:p>0.027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7753002199" calcext:value-type="float">
            <text:p>0.775300219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058001" calcext:value-type="float">
            <text:p>0.1058001</text:p>
          </table:table-cell>
          <table:table-cell office:value-type="float" office:value="0.2513" calcext:value-type="float">
            <text:p>0.2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4205002" calcext:value-type="float">
            <text:p>0.4205002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9999" calcext:value-type="float">
            <text:p>0.01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8122002909" calcext:value-type="float">
            <text:p>0.812200290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3511998" calcext:value-type="float">
            <text:p>0.351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200001" calcext:value-type="float">
            <text:p>0.008200001</text:p>
          </table:table-cell>
          <table:table-cell office:value-type="float" office:value="0.3812003" calcext:value-type="float">
            <text:p>0.3812003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897500101" calcext:value-type="float">
            <text:p>0.89750010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476001" calcext:value-type="float">
            <text:p>0.1476001</text:p>
          </table:table-cell>
          <table:table-cell office:value-type="float" office:value="0.2939999" calcext:value-type="float">
            <text:p>0.29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6528002" calcext:value-type="float">
            <text:p>0.652800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0005" calcext:value-type="float">
            <text:p>0.036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1.166900251" calcext:value-type="float">
            <text:p>1.16690025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7850008" calcext:value-type="float">
            <text:p>0.07850008</text:p>
          </table:table-cell>
          <table:table-cell office:value-type="float" office:value="0.2524001" calcext:value-type="float">
            <text:p>0.25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" calcext:value-type="float">
            <text:p>0.0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62870018" calcext:value-type="float">
            <text:p>0.62870018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9370003" calcext:value-type="float">
            <text:p>0.09370003</text:p>
          </table:table-cell>
          <table:table-cell office:value-type="float" office:value="0.2934999" calcext:value-type="float">
            <text:p>0.293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5086002" calcext:value-type="float">
            <text:p>0.508600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60001" calcext:value-type="float">
            <text:p>0.024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93970014" calcext:value-type="float">
            <text:p>0.9397001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206001" calcext:value-type="float">
            <text:p>0.1206001</text:p>
          </table:table-cell>
          <table:table-cell office:value-type="float" office:value="0.3448999" calcext:value-type="float">
            <text:p>0.344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8790027" calcext:value-type="float">
            <text:p>0.08790027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00003" calcext:value-type="float">
            <text:p>0.047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6395003001" calcext:value-type="float">
            <text:p>0.639500300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3611999" calcext:value-type="float">
            <text:p>0.361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3809001" calcext:value-type="float">
            <text:p>0.3809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0005" calcext:value-type="float">
            <text:p>0.026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92690005" calcext:value-type="float">
            <text:p>0.9269000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64001" calcext:value-type="float">
            <text:p>0.1564001</text:p>
          </table:table-cell>
          <table:table-cell office:value-type="float" office:value="0.3480998" calcext:value-type="float">
            <text:p>0.348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2131005" calcext:value-type="float">
            <text:p>0.213100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0001" calcext:value-type="float">
            <text:p>0.029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7683004101" calcext:value-type="float">
            <text:p>0.768300410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8780004" calcext:value-type="float">
            <text:p>0.08780004</text:p>
          </table:table-cell>
          <table:table-cell office:value-type="float" office:value="0.3141998" calcext:value-type="float">
            <text:p>0.314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2962002" calcext:value-type="float">
            <text:p>0.2962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9996" calcext:value-type="float">
            <text:p>0.0275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7533" calcext:value-type="float">
            <text:p>0.7533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3868998" calcext:value-type="float">
            <text:p>0.386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9296993" calcext:value-type="float">
            <text:p>0.9296993</text:p>
          </table:table-cell>
          <table:table-cell office:value-type="float" office:value="0.0046" calcext:value-type="float">
            <text:p>0.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" calcext:value-type="float">
            <text:p>0.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1.5208991" calcext:value-type="float">
            <text:p>1.520899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497001" calcext:value-type="float">
            <text:p>0.1497001</text:p>
          </table:table-cell>
          <table:table-cell office:value-type="float" office:value="0.4030998" calcext:value-type="float">
            <text:p>0.403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6891999" calcext:value-type="float">
            <text:p>0.6891999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0007" calcext:value-type="float">
            <text:p>0.027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1.31129987" calcext:value-type="float">
            <text:p>1.3112998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8480006" calcext:value-type="float">
            <text:p>0.08480006</text:p>
          </table:table-cell>
          <table:table-cell office:value-type="float" office:value="0.2411001" calcext:value-type="float">
            <text:p>0.24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0004" calcext:value-type="float">
            <text:p>0.032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6324002" calcext:value-type="float">
            <text:p>0.632400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060005" calcext:value-type="float">
            <text:p>0.08060005</text:p>
          </table:table-cell>
          <table:table-cell office:value-type="float" office:value="0.2212" calcext:value-type="float">
            <text:p>0.2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2900002" calcext:value-type="float">
            <text:p>0.2900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0001" calcext:value-type="float">
            <text:p>0.022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63090026" calcext:value-type="float">
            <text:p>0.6309002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7770003" calcext:value-type="float">
            <text:p>0.07770003</text:p>
          </table:table-cell>
          <table:table-cell office:value-type="float" office:value="0.1944001" calcext:value-type="float">
            <text:p>0.19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00001" calcext:value-type="float">
            <text:p>0.002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2976001" calcext:value-type="float">
            <text:p>0.2976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50001" calcext:value-type="float">
            <text:p>0.032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6195002411" calcext:value-type="float">
            <text:p>0.619500241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7490002" calcext:value-type="float">
            <text:p>0.07490002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61850002" calcext:value-type="float">
            <text:p>0.6185000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002001" calcext:value-type="float">
            <text:p>0.1002001</text:p>
          </table:table-cell>
          <table:table-cell office:value-type="float" office:value="0.2365001" calcext:value-type="float">
            <text:p>0.23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2478001" calcext:value-type="float">
            <text:p>0.2478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0001" calcext:value-type="float">
            <text:p>0.025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62820031" calcext:value-type="float">
            <text:p>0.6282003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8240006" calcext:value-type="float">
            <text:p>0.08240006</text:p>
          </table:table-cell>
          <table:table-cell office:value-type="float" office:value="0.1889" calcext:value-type="float">
            <text:p>0.1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6783000599" calcext:value-type="float">
            <text:p>0.678300059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11001" calcext:value-type="float">
            <text:p>0.1111001</text:p>
          </table:table-cell>
          <table:table-cell office:value-type="float" office:value="0.2541001" calcext:value-type="float">
            <text:p>0.25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900001" calcext:value-type="float">
            <text:p>0.005900001</text:p>
          </table:table-cell>
          <table:table-cell office:value-type="float" office:value="0.1921002" calcext:value-type="float">
            <text:p>0.192100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0004" calcext:value-type="float">
            <text:p>0.013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595900441" calcext:value-type="float">
            <text:p>0.5959004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003001" calcext:value-type="float">
            <text:p>0.1003001</text:p>
          </table:table-cell>
          <table:table-cell office:value-type="float" office:value="0.2646998" calcext:value-type="float">
            <text:p>0.264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96" calcext:value-type="float">
            <text:p>0.96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9998" calcext:value-type="float">
            <text:p>0.021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1.37169988" calcext:value-type="float">
            <text:p>1.37169988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780999" calcext:value-type="float">
            <text:p>0.2780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6" calcext:value-type="float">
            <text:p>0.00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1747004" calcext:value-type="float">
            <text:p>0.1747004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9998" calcext:value-type="float">
            <text:p>0.015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61780028" calcext:value-type="float">
            <text:p>0.61780028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9380002" calcext:value-type="float">
            <text:p>0.09380002</text:p>
          </table:table-cell>
          <table:table-cell office:value-type="float" office:value="0.2639998" calcext:value-type="float">
            <text:p>0.26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3425002" calcext:value-type="float">
            <text:p>0.3425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0003" calcext:value-type="float">
            <text:p>0.033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758200051" calcext:value-type="float">
            <text:p>0.75820005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9590004" calcext:value-type="float">
            <text:p>0.09590004</text:p>
          </table:table-cell>
          <table:table-cell office:value-type="float" office:value="0.2949999" calcext:value-type="float">
            <text:p>0.29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819999" calcext:value-type="float">
            <text:p>0.181999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0002" calcext:value-type="float">
            <text:p>0.017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61369986" calcext:value-type="float">
            <text:p>0.6136998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229001" calcext:value-type="float">
            <text:p>0.1229001</text:p>
          </table:table-cell>
          <table:table-cell office:value-type="float" office:value="0.3058998" calcext:value-type="float">
            <text:p>0.305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0004" calcext:value-type="float">
            <text:p>0.027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7191999401" calcext:value-type="float">
            <text:p>0.719199940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9920006" calcext:value-type="float">
            <text:p>0.09920006</text:p>
          </table:table-cell>
          <table:table-cell office:value-type="float" office:value="0.2581" calcext:value-type="float">
            <text:p>0.2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363003" calcext:value-type="float">
            <text:p>0.236300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.017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63180035" calcext:value-type="float">
            <text:p>0.63180035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9670006" calcext:value-type="float">
            <text:p>0.09670006</text:p>
          </table:table-cell>
          <table:table-cell office:value-type="float" office:value="0.2364001" calcext:value-type="float">
            <text:p>0.23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2593001" calcext:value-type="float">
            <text:p>0.259300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63460026" calcext:value-type="float">
            <text:p>0.6346002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795001" calcext:value-type="float">
            <text:p>0.0795001</text:p>
          </table:table-cell>
          <table:table-cell office:value-type="float" office:value="0.2709999" calcext:value-type="float">
            <text:p>0.270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0008" calcext:value-type="float">
            <text:p>0.0404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1.169800081" calcext:value-type="float">
            <text:p>1.16980008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8360005" calcext:value-type="float">
            <text:p>0.08360005</text:p>
          </table:table-cell>
          <table:table-cell office:value-type="float" office:value="0.3114999" calcext:value-type="float">
            <text:p>0.311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1977002" calcext:value-type="float">
            <text:p>0.1977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6219001501" calcext:value-type="float">
            <text:p>0.621900150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76001" calcext:value-type="float">
            <text:p>0.0776001</text:p>
          </table:table-cell>
          <table:table-cell office:value-type="float" office:value="0.2211" calcext:value-type="float">
            <text:p>0.2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8223003" calcext:value-type="float">
            <text:p>0.8223003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49995" calcext:value-type="float">
            <text:p>0.0254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1.168200351" calcext:value-type="float">
            <text:p>1.16820035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149001" calcext:value-type="float">
            <text:p>0.1149001</text:p>
          </table:table-cell>
          <table:table-cell office:value-type="float" office:value="0.2544999" calcext:value-type="float">
            <text:p>0.254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2065001" calcext:value-type="float">
            <text:p>0.206500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89995" calcext:value-type="float">
            <text:p>0.0478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64210005" calcext:value-type="float">
            <text:p>0.6421000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8810002" calcext:value-type="float">
            <text:p>0.08810002</text:p>
          </table:table-cell>
          <table:table-cell office:value-type="float" office:value="0.2417001" calcext:value-type="float">
            <text:p>0.24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590002" calcext:value-type="float">
            <text:p>0.259000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" calcext:value-type="float">
            <text:p>0.0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638000321" calcext:value-type="float">
            <text:p>0.63800032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7270002" calcext:value-type="float">
            <text:p>0.07270002</text:p>
          </table:table-cell>
          <table:table-cell office:value-type="float" office:value="0.2010001" calcext:value-type="float">
            <text:p>0.2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241002" calcext:value-type="float">
            <text:p>0.4241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9999" calcext:value-type="float">
            <text:p>0.02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74250031" calcext:value-type="float">
            <text:p>0.7425003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7640005" calcext:value-type="float">
            <text:p>0.07640005</text:p>
          </table:table-cell>
          <table:table-cell office:value-type="float" office:value="0.2126" calcext:value-type="float">
            <text:p>0.2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2914999" calcext:value-type="float">
            <text:p>0.2914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90003" calcext:value-type="float">
            <text:p>0.050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649999981" calcext:value-type="float">
            <text:p>0.64999998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9740005" calcext:value-type="float">
            <text:p>0.09740005</text:p>
          </table:table-cell>
          <table:table-cell office:value-type="float" office:value="0.2323001" calcext:value-type="float">
            <text:p>0.23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9999" calcext:value-type="float">
            <text:p>0.042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66200014" calcext:value-type="float">
            <text:p>0.66200014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3501" calcext:value-type="float">
            <text:p>0.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00001" calcext:value-type="float">
            <text:p>0.002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2557001" calcext:value-type="float">
            <text:p>0.2557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9999" calcext:value-type="float">
            <text:p>0.021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7982000911" calcext:value-type="float">
            <text:p>0.798200091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447001" calcext:value-type="float">
            <text:p>0.1447001</text:p>
          </table:table-cell>
          <table:table-cell office:value-type="float" office:value="0.4499" calcext:value-type="float">
            <text:p>0.4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600001" calcext:value-type="float">
            <text:p>0.007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1.352900101" calcext:value-type="float">
            <text:p>1.35290010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192001" calcext:value-type="float">
            <text:p>0.1192001</text:p>
          </table:table-cell>
          <table:table-cell office:value-type="float" office:value="0.3052999" calcext:value-type="float">
            <text:p>0.305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00001" calcext:value-type="float">
            <text:p>0.002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office:value-type="float" office:value="1.135201" calcext:value-type="float">
            <text:p>1.135201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9998" calcext:value-type="float">
            <text:p>0.035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1.624900982" calcext:value-type="float">
            <text:p>1.62490098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176001" calcext:value-type="float">
            <text:p>0.1176001</text:p>
          </table:table-cell>
          <table:table-cell office:value-type="float" office:value="0.2795999" calcext:value-type="float">
            <text:p>0.279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6" calcext:value-type="float">
            <text:p>0.0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1528004" calcext:value-type="float">
            <text:p>0.152800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0002" calcext:value-type="float">
            <text:p>0.024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60540042" calcext:value-type="float">
            <text:p>0.6054004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3208998" calcext:value-type="float">
            <text:p>0.320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4388003" calcext:value-type="float">
            <text:p>0.4388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7" calcext:value-type="float">
            <text:p>0.0182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90610007" calcext:value-type="float">
            <text:p>0.9061000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9990005" calcext:value-type="float">
            <text:p>0.09990005</text:p>
          </table:table-cell>
          <table:table-cell office:value-type="float" office:value="0.2533001" calcext:value-type="float">
            <text:p>0.25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2198001" calcext:value-type="float">
            <text:p>0.2198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62210025" calcext:value-type="float">
            <text:p>0.6221002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7720003" calcext:value-type="float">
            <text:p>0.07720003</text:p>
          </table:table-cell>
          <table:table-cell office:value-type="float" office:value="0.2343" calcext:value-type="float">
            <text:p>0.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3806001" calcext:value-type="float">
            <text:p>0.3806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0001" calcext:value-type="float">
            <text:p>0.033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74430014" calcext:value-type="float">
            <text:p>0.74430014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8270004" calcext:value-type="float">
            <text:p>0.08270004</text:p>
          </table:table-cell>
          <table:table-cell office:value-type="float" office:value="0.2366001" calcext:value-type="float">
            <text:p>0.23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848001" calcext:value-type="float">
            <text:p>0.1848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0004" calcext:value-type="float">
            <text:p>0.040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55970028" calcext:value-type="float">
            <text:p>0.5597002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8150002" calcext:value-type="float">
            <text:p>0.08150002</text:p>
          </table:table-cell>
          <table:table-cell office:value-type="float" office:value="0.1997001" calcext:value-type="float">
            <text:p>0.19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3194001" calcext:value-type="float">
            <text:p>0.3194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0001" calcext:value-type="float">
            <text:p>0.038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65230023" calcext:value-type="float">
            <text:p>0.65230023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070001" calcext:value-type="float">
            <text:p>0.1070001</text:p>
          </table:table-cell>
          <table:table-cell office:value-type="float" office:value="0.1849" calcext:value-type="float">
            <text:p>0.1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19" calcext:value-type="float">
            <text:p>0.0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3014002" calcext:value-type="float">
            <text:p>0.3014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0005" calcext:value-type="float">
            <text:p>0.021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62740035" calcext:value-type="float">
            <text:p>0.6274003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6830005" calcext:value-type="float">
            <text:p>0.06830005</text:p>
          </table:table-cell>
          <table:table-cell office:value-type="float" office:value="0.1717" calcext:value-type="float">
            <text:p>0.1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3441003" calcext:value-type="float">
            <text:p>0.3441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6217003499" calcext:value-type="float">
            <text:p>0.621700349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9310011" calcext:value-type="float">
            <text:p>0.09310011</text:p>
          </table:table-cell>
          <table:table-cell office:value-type="float" office:value="0.2688999" calcext:value-type="float">
            <text:p>0.268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office:value-type="float" office:value="1.166001" calcext:value-type="float">
            <text:p>1.166001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7" calcext:value-type="float">
            <text:p>0.0182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1.570900981" calcext:value-type="float">
            <text:p>1.57090098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165001" calcext:value-type="float">
            <text:p>0.1165001</text:p>
          </table:table-cell>
          <table:table-cell office:value-type="float" office:value="0.2830998" calcext:value-type="float">
            <text:p>0.283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0004" calcext:value-type="float">
            <text:p>0.034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60839994" calcext:value-type="float">
            <text:p>0.60839994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8270006" calcext:value-type="float">
            <text:p>0.08270006</text:p>
          </table:table-cell>
          <table:table-cell office:value-type="float" office:value="0.2370001" calcext:value-type="float">
            <text:p>0.2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4188002" calcext:value-type="float">
            <text:p>0.418800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002" calcext:value-type="float">
            <text:p>0.020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77340038" calcext:value-type="float">
            <text:p>0.77340038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8540004" calcext:value-type="float">
            <text:p>0.08540004</text:p>
          </table:table-cell>
          <table:table-cell office:value-type="float" office:value="0.2122" calcext:value-type="float">
            <text:p>0.2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" calcext:value-type="float">
            <text:p>0.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65520004" calcext:value-type="float">
            <text:p>0.6552000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8220004" calcext:value-type="float">
            <text:p>0.08220004</text:p>
          </table:table-cell>
          <table:table-cell office:value-type="float" office:value="0.2047" calcext:value-type="float">
            <text:p>0.2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0004" calcext:value-type="float">
            <text:p>0.039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61870008" calcext:value-type="float">
            <text:p>0.6187000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9590009" calcext:value-type="float">
            <text:p>0.09590009</text:p>
          </table:table-cell>
          <table:table-cell office:value-type="float" office:value="0.197" calcext:value-type="float">
            <text:p>0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3858001" calcext:value-type="float">
            <text:p>0.3858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69999" calcext:value-type="float">
            <text:p>0.03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72460018" calcext:value-type="float">
            <text:p>0.7246001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7050001" calcext:value-type="float">
            <text:p>0.07050001</text:p>
          </table:table-cell>
          <table:table-cell office:value-type="float" office:value="0.1863" calcext:value-type="float">
            <text:p>0.1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3504001" calcext:value-type="float">
            <text:p>0.3504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" calcext:value-type="float">
            <text:p>0.0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6519001101" calcext:value-type="float">
            <text:p>0.651900110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9280006" calcext:value-type="float">
            <text:p>0.09280006</text:p>
          </table:table-cell>
          <table:table-cell office:value-type="float" office:value="0.1851" calcext:value-type="float">
            <text:p>0.1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2462003" calcext:value-type="float">
            <text:p>0.2462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40003" calcext:value-type="float">
            <text:p>0.070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60740039" calcext:value-type="float">
            <text:p>0.6074003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8660003" calcext:value-type="float">
            <text:p>0.08660003</text:p>
          </table:table-cell>
          <table:table-cell office:value-type="float" office:value="0.2297001" calcext:value-type="float">
            <text:p>0.22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2867002" calcext:value-type="float">
            <text:p>0.2867002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59995" calcext:value-type="float">
            <text:p>0.0355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65660028" calcext:value-type="float">
            <text:p>0.6566002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3416998" calcext:value-type="float">
            <text:p>0.3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1820005" calcext:value-type="float">
            <text:p>0.1820005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004" calcext:value-type="float">
            <text:p>0.024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71490034" calcext:value-type="float">
            <text:p>0.7149003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432" calcext:value-type="float">
            <text:p>0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office:value-type="float" office:value="1.0059" calcext:value-type="float">
            <text:p>1.0059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1" calcext:value-type="float">
            <text:p>0.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1.7152" calcext:value-type="float">
            <text:p>1.7152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742001" calcext:value-type="float">
            <text:p>0.2742001</text:p>
          </table:table-cell>
          <table:table-cell office:value-type="float" office:value="0.4586998" calcext:value-type="float">
            <text:p>0.458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100001" calcext:value-type="float">
            <text:p>0.009100001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59997" calcext:value-type="float">
            <text:p>0.067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" calcext:value-type="float">
            <text:p>0.02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1.007599871" calcext:value-type="float">
            <text:p>1.00759987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4315999" calcext:value-type="float">
            <text:p>0.43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9998" calcext:value-type="float">
            <text:p>0.018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96979988" calcext:value-type="float">
            <text:p>0.9697998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480001" calcext:value-type="float">
            <text:p>0.2480001</text:p>
          </table:table-cell>
          <table:table-cell office:value-type="float" office:value="0.8465" calcext:value-type="float">
            <text:p>0.8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300001" calcext:value-type="float">
            <text:p>0.009300001</text:p>
          </table:table-cell>
          <table:table-cell office:value-type="float" office:value="0.1733998" calcext:value-type="float">
            <text:p>0.1733998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9995" calcext:value-type="float">
            <text:p>0.0133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1.341999851" calcext:value-type="float">
            <text:p>1.34199985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378002" calcext:value-type="float">
            <text:p>0.2378002</text:p>
          </table:table-cell>
          <table:table-cell office:value-type="float" office:value="0.5176001" calcext:value-type="float">
            <text:p>0.51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5475997" calcext:value-type="float">
            <text:p>0.5475997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1.3919" calcext:value-type="float">
            <text:p>1.3919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279001" calcext:value-type="float">
            <text:p>0.1279001</text:p>
          </table:table-cell>
          <table:table-cell office:value-type="float" office:value="0.5448999" calcext:value-type="float">
            <text:p>0.544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8715996" calcext:value-type="float">
            <text:p>0.871599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89998" calcext:value-type="float">
            <text:p>0.059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1.64139958" calcext:value-type="float">
            <text:p>1.6413995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471001" calcext:value-type="float">
            <text:p>0.1471001</text:p>
          </table:table-cell>
          <table:table-cell office:value-type="float" office:value="0.5297998" calcext:value-type="float">
            <text:p>0.529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000001" calcext:value-type="float">
            <text:p>0.0060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597003" calcext:value-type="float">
            <text:p>0.1597003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9998" calcext:value-type="float">
            <text:p>0.038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910000181" calcext:value-type="float">
            <text:p>0.91000018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546002" calcext:value-type="float">
            <text:p>0.1546002</text:p>
          </table:table-cell>
          <table:table-cell office:value-type="float" office:value="0.4848" calcext:value-type="float">
            <text:p>0.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8066005" calcext:value-type="float">
            <text:p>0.8066005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9998" calcext:value-type="float">
            <text:p>0.028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1.51020068" calcext:value-type="float">
            <text:p>1.5102006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784002" calcext:value-type="float">
            <text:p>0.2784002</text:p>
          </table:table-cell>
          <table:table-cell office:value-type="float" office:value="0.6456001" calcext:value-type="float">
            <text:p>0.64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1819003" calcext:value-type="float">
            <text:p>0.1819003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9995" calcext:value-type="float">
            <text:p>0.0122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1.16550055" calcext:value-type="float">
            <text:p>1.1655005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311001" calcext:value-type="float">
            <text:p>0.1311001</text:p>
          </table:table-cell>
          <table:table-cell office:value-type="float" office:value="0.5544" calcext:value-type="float">
            <text:p>0.5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9998" calcext:value-type="float">
            <text:p>0.015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1.390600081" calcext:value-type="float">
            <text:p>1.39060008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4882998" calcext:value-type="float">
            <text:p>0.488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6" calcext:value-type="float">
            <text:p>0.0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" calcext:value-type="float">
            <text:p>0.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1.1596998" calcext:value-type="float">
            <text:p>1.159699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216001" calcext:value-type="float">
            <text:p>0.2216001</text:p>
          </table:table-cell>
          <table:table-cell office:value-type="float" office:value="0.6119998" calcext:value-type="float">
            <text:p>0.61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5643003" calcext:value-type="float">
            <text:p>0.5643003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0003" calcext:value-type="float">
            <text:p>0.032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1.46940023" calcext:value-type="float">
            <text:p>1.46940023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424001" calcext:value-type="float">
            <text:p>0.1424001</text:p>
          </table:table-cell>
          <table:table-cell office:value-type="float" office:value="0.6274999" calcext:value-type="float">
            <text:p>0.627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00001" calcext:value-type="float">
            <text:p>0.00540000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6" calcext:value-type="float">
            <text:p>0.0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393001" calcext:value-type="float">
            <text:p>0.1393001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0004" calcext:value-type="float">
            <text:p>0.021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973700141" calcext:value-type="float">
            <text:p>0.97370014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193001" calcext:value-type="float">
            <text:p>0.2193001</text:p>
          </table:table-cell>
          <table:table-cell office:value-type="float" office:value="0.4970999" calcext:value-type="float">
            <text:p>0.497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5" calcext:value-type="float">
            <text:p>0.0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3396002" calcext:value-type="float">
            <text:p>0.3396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0002" calcext:value-type="float">
            <text:p>0.033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1.14790022" calcext:value-type="float">
            <text:p>1.1479002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590002" calcext:value-type="float">
            <text:p>0.2590002</text:p>
          </table:table-cell>
          <table:table-cell office:value-type="float" office:value="0.8418999" calcext:value-type="float">
            <text:p>0.841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4580001" calcext:value-type="float">
            <text:p>0.0458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00001" calcext:value-type="float">
            <text:p>0.002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2121997" calcext:value-type="float">
            <text:p>0.2121997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80001" calcext:value-type="float">
            <text:p>0.061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00001" calcext:value-type="float">
            <text:p>0.0031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1.4487998221" calcext:value-type="float">
            <text:p>1.448799822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191001" calcext:value-type="float">
            <text:p>0.1191001</text:p>
          </table:table-cell>
          <table:table-cell office:value-type="float" office:value="0.4678999" calcext:value-type="float">
            <text:p>0.467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0.3145001" calcext:value-type="float">
            <text:p>0.314500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9999" calcext:value-type="float">
            <text:p>0.022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953200091" calcext:value-type="float">
            <text:p>0.95320009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068001" calcext:value-type="float">
            <text:p>0.2068001</text:p>
          </table:table-cell>
          <table:table-cell office:value-type="float" office:value="0.5681002" calcext:value-type="float">
            <text:p>0.568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00001" calcext:value-type="float">
            <text:p>0.00350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54" calcext:value-type="float">
            <text:p>0.0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2274002" calcext:value-type="float">
            <text:p>0.2274002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9998" calcext:value-type="float">
            <text:p>0.032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1.088400481" calcext:value-type="float">
            <text:p>1.08840048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206001" calcext:value-type="float">
            <text:p>0.1206001</text:p>
          </table:table-cell>
          <table:table-cell office:value-type="float" office:value="0.3625998" calcext:value-type="float">
            <text:p>0.362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00001" calcext:value-type="float">
            <text:p>0.003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8068997" calcext:value-type="float">
            <text:p>0.8068997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00003" calcext:value-type="float">
            <text:p>0.029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1.3523996319" calcext:value-type="float">
            <text:p>1.352399631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154001" calcext:value-type="float">
            <text:p>0.1154001</text:p>
          </table:table-cell>
          <table:table-cell office:value-type="float" office:value="0.2736" calcext:value-type="float">
            <text:p>0.2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600001" calcext:value-type="float">
            <text:p>0.006600001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0005" calcext:value-type="float">
            <text:p>0.023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635900151" calcext:value-type="float">
            <text:p>0.63590015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8500005" calcext:value-type="float">
            <text:p>0.08500005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3963999" calcext:value-type="float">
            <text:p>0.3963999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0001" calcext:value-type="float">
            <text:p>0.018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72719996" calcext:value-type="float">
            <text:p>0.727199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2966" calcext:value-type="float">
            <text:p>0.2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1496999" calcext:value-type="float">
            <text:p>0.1496999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9998" calcext:value-type="float">
            <text:p>0.019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613799881" calcext:value-type="float">
            <text:p>0.61379988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9640005" calcext:value-type="float">
            <text:p>0.09640005</text:p>
          </table:table-cell>
          <table:table-cell office:value-type="float" office:value="0.3142999" calcext:value-type="float">
            <text:p>0.314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office:value-type="float" office:value="0.3459001" calcext:value-type="float">
            <text:p>0.3459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9999" calcext:value-type="float">
            <text:p>0.02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809600042" calcext:value-type="float">
            <text:p>0.809600042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9360002" calcext:value-type="float">
            <text:p>0.09360002</text:p>
          </table:table-cell>
          <table:table-cell office:value-type="float" office:value="0.2343001" calcext:value-type="float">
            <text:p>0.23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2480002" calcext:value-type="float">
            <text:p>0.248000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00003" calcext:value-type="float">
            <text:p>0.031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62990035" calcext:value-type="float">
            <text:p>0.6299003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3625999" calcext:value-type="float">
            <text:p>0.362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00001" calcext:value-type="float">
            <text:p>0.003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1088003" calcext:value-type="float">
            <text:p>0.1088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9998" calcext:value-type="float">
            <text:p>0.020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627500181" calcext:value-type="float">
            <text:p>0.62750018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913001" calcext:value-type="float">
            <text:p>0.1913001</text:p>
          </table:table-cell>
          <table:table-cell office:value-type="float" office:value="0.3291998" calcext:value-type="float">
            <text:p>0.329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9998" calcext:value-type="float">
            <text:p>0.031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85559988" calcext:value-type="float">
            <text:p>0.85559988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534001" calcext:value-type="float">
            <text:p>0.1534001</text:p>
          </table:table-cell>
          <table:table-cell office:value-type="float" office:value="0.3028998" calcext:value-type="float">
            <text:p>0.302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7253002" calcext:value-type="float">
            <text:p>0.7253002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999" calcext:value-type="float">
            <text:p>0.02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1.2317" calcext:value-type="float">
            <text:p>1.2317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9170003" calcext:value-type="float">
            <text:p>0.09170003</text:p>
          </table:table-cell>
          <table:table-cell office:value-type="float" office:value="0.2468" calcext:value-type="float">
            <text:p>0.2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2303002" calcext:value-type="float">
            <text:p>0.2303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89999" calcext:value-type="float">
            <text:p>0.032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62510022" calcext:value-type="float">
            <text:p>0.6251002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8220006" calcext:value-type="float">
            <text:p>0.08220006</text:p>
          </table:table-cell>
          <table:table-cell office:value-type="float" office:value="0.1835001" calcext:value-type="float">
            <text:p>0.18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79770016" calcext:value-type="float">
            <text:p>0.7977001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6940003" calcext:value-type="float">
            <text:p>0.06940003</text:p>
          </table:table-cell>
          <table:table-cell office:value-type="float" office:value="0.1855" calcext:value-type="float">
            <text:p>0.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3506999" calcext:value-type="float">
            <text:p>0.3506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002" calcext:value-type="float">
            <text:p>0.024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6464999509" calcext:value-type="float">
            <text:p>0.6464999509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7910005" calcext:value-type="float">
            <text:p>0.07910005</text:p>
          </table:table-cell>
          <table:table-cell office:value-type="float" office:value="0.1787" calcext:value-type="float">
            <text:p>0.1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3192002" calcext:value-type="float">
            <text:p>0.3192002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9999" calcext:value-type="float">
            <text:p>0.013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60870024" calcext:value-type="float">
            <text:p>0.60870024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1738001" calcext:value-type="float">
            <text:p>0.17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3269002" calcext:value-type="float">
            <text:p>0.3269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0004" calcext:value-type="float">
            <text:p>0.022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61040034" calcext:value-type="float">
            <text:p>0.6104003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8640002" calcext:value-type="float">
            <text:p>0.08640002</text:p>
          </table:table-cell>
          <table:table-cell office:value-type="float" office:value="0.1838" calcext:value-type="float">
            <text:p>0.1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00001" calcext:value-type="float">
            <text:p>0.0015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.005100001</text:p>
          </table:table-cell>
          <table:table-cell office:value-type="float" office:value="0.3291004" calcext:value-type="float">
            <text:p>0.329100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9999" calcext:value-type="float">
            <text:p>0.02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6422004119" calcext:value-type="float">
            <text:p>0.6422004119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925001" calcext:value-type="float">
            <text:p>0.1925001</text:p>
          </table:table-cell>
          <table:table-cell office:value-type="float" office:value="0.3370999" calcext:value-type="float">
            <text:p>0.337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8210032" calcext:value-type="float">
            <text:p>0.08210032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9999" calcext:value-type="float">
            <text:p>0.02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66100031" calcext:value-type="float">
            <text:p>0.6610003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89001" calcext:value-type="float">
            <text:p>0.1289001</text:p>
          </table:table-cell>
          <table:table-cell office:value-type="float" office:value="0.3854998" calcext:value-type="float">
            <text:p>0.385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8" calcext:value-type="float">
            <text:p>0.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0.3781" calcext:value-type="float">
            <text:p>0.3781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99" calcext:value-type="float">
            <text:p>0.02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951999891" calcext:value-type="float">
            <text:p>0.95199989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597001" calcext:value-type="float">
            <text:p>0.1597001</text:p>
          </table:table-cell>
          <table:table-cell office:value-type="float" office:value="0.4988001" calcext:value-type="float">
            <text:p>0.49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700001" calcext:value-type="float">
            <text:p>0.0077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office:value-type="float" office:value="1.017" calcext:value-type="float">
            <text:p>1.017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0005" calcext:value-type="float">
            <text:p>0.0225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1.740000251" calcext:value-type="float">
            <text:p>1.74000025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006001" calcext:value-type="float">
            <text:p>0.1006001</text:p>
          </table:table-cell>
          <table:table-cell office:value-type="float" office:value="0.2663999" calcext:value-type="float">
            <text:p>0.266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1695002" calcext:value-type="float">
            <text:p>0.1695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9999" calcext:value-type="float">
            <text:p>0.032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5945001901" calcext:value-type="float">
            <text:p>0.594500190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9380005" calcext:value-type="float">
            <text:p>0.09380005</text:p>
          </table:table-cell>
          <table:table-cell office:value-type="float" office:value="0.2778999" calcext:value-type="float">
            <text:p>0.277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4784999" calcext:value-type="float">
            <text:p>0.4784999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0003" calcext:value-type="float">
            <text:p>0.034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90469988" calcext:value-type="float">
            <text:p>0.90469988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402001" calcext:value-type="float">
            <text:p>0.1402001</text:p>
          </table:table-cell>
          <table:table-cell office:value-type="float" office:value="0.3247998" calcext:value-type="float">
            <text:p>0.324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999999" calcext:value-type="float">
            <text:p>0.007999999</text:p>
          </table:table-cell>
          <table:table-cell office:value-type="float" office:value="0.1061998" calcext:value-type="float">
            <text:p>0.1061998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0002" calcext:value-type="float">
            <text:p>0.023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621399719" calcext:value-type="float">
            <text:p>0.621399719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8510002" calcext:value-type="float">
            <text:p>0.08510002</text:p>
          </table:table-cell>
          <table:table-cell office:value-type="float" office:value="0.2206" calcext:value-type="float">
            <text:p>0.2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0002" calcext:value-type="float">
            <text:p>0.026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81300004" calcext:value-type="float">
            <text:p>0.81300004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032001" calcext:value-type="float">
            <text:p>0.1032001</text:p>
          </table:table-cell>
          <table:table-cell office:value-type="float" office:value="0.2226001" calcext:value-type="float">
            <text:p>0.22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2383001" calcext:value-type="float">
            <text:p>0.2383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10005" calcext:value-type="float">
            <text:p>0.024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6059003501" calcext:value-type="float">
            <text:p>0.605900350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027001" calcext:value-type="float">
            <text:p>0.1027001</text:p>
          </table:table-cell>
          <table:table-cell office:value-type="float" office:value="0.2041001" calcext:value-type="float">
            <text:p>0.20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3260002" calcext:value-type="float">
            <text:p>0.3260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0003" calcext:value-type="float">
            <text:p>0.031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6787004301" calcext:value-type="float">
            <text:p>0.678700430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022001" calcext:value-type="float">
            <text:p>0.1022001</text:p>
          </table:table-cell>
          <table:table-cell office:value-type="float" office:value="0.2080001" calcext:value-type="float">
            <text:p>0.2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2919999" calcext:value-type="float">
            <text:p>0.2919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9997" calcext:value-type="float">
            <text:p>0.0181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63510007" calcext:value-type="float">
            <text:p>0.63510007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8630008" calcext:value-type="float">
            <text:p>0.08630008</text:p>
          </table:table-cell>
          <table:table-cell office:value-type="float" office:value="0.2180001" calcext:value-type="float">
            <text:p>0.21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300001" calcext:value-type="float">
            <text:p>0.0043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2520005" calcext:value-type="float">
            <text:p>0.2520005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60001" calcext:value-type="float">
            <text:p>0.025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601000691" calcext:value-type="float">
            <text:p>0.60100069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610016" calcext:value-type="float">
            <text:p>0.07610016</text:p>
          </table:table-cell>
          <table:table-cell office:value-type="float" office:value="0.2204001" calcext:value-type="float">
            <text:p>0.22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8057005" calcext:value-type="float">
            <text:p>0.8057005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0007" calcext:value-type="float">
            <text:p>0.0287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1.1504008301" calcext:value-type="float">
            <text:p>1.150400830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8130004" calcext:value-type="float">
            <text:p>0.08130004</text:p>
          </table:table-cell>
          <table:table-cell office:value-type="float" office:value="0.2533" calcext:value-type="float">
            <text:p>0.2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2586001" calcext:value-type="float">
            <text:p>0.2586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0001" calcext:value-type="float">
            <text:p>0.026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64090015" calcext:value-type="float">
            <text:p>0.64090015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7320002" calcext:value-type="float">
            <text:p>0.07320002</text:p>
          </table:table-cell>
          <table:table-cell office:value-type="float" office:value="0.1930001" calcext:value-type="float">
            <text:p>0.19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3102002" calcext:value-type="float">
            <text:p>0.3102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9998" calcext:value-type="float">
            <text:p>0.032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6255003" calcext:value-type="float">
            <text:p>0.625500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9510004" calcext:value-type="float">
            <text:p>0.09510004</text:p>
          </table:table-cell>
          <table:table-cell office:value-type="float" office:value="0.2901998" calcext:value-type="float">
            <text:p>0.290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74002" calcext:value-type="float">
            <text:p>0.2074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0004" calcext:value-type="float">
            <text:p>0.015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63070008" calcext:value-type="float">
            <text:p>0.6307000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2672999" calcext:value-type="float">
            <text:p>0.267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office:value-type="float" office:value="0.2712001" calcext:value-type="float">
            <text:p>0.2712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0003" calcext:value-type="float">
            <text:p>0.015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688200031" calcext:value-type="float">
            <text:p>0.68820003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8560003" calcext:value-type="float">
            <text:p>0.08560003</text:p>
          </table:table-cell>
          <table:table-cell office:value-type="float" office:value="0.2259001" calcext:value-type="float">
            <text:p>0.22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2776002" calcext:value-type="float">
            <text:p>0.2776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0002" calcext:value-type="float">
            <text:p>0.020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63300035" calcext:value-type="float">
            <text:p>0.6330003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8710005" calcext:value-type="float">
            <text:p>0.08710005</text:p>
          </table:table-cell>
          <table:table-cell office:value-type="float" office:value="0.2321001" calcext:value-type="float">
            <text:p>0.23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office:value-type="float" office:value="0.2587001" calcext:value-type="float">
            <text:p>0.258700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0001" calcext:value-type="float">
            <text:p>0.027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629500261" calcext:value-type="float">
            <text:p>0.62950026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9640004" calcext:value-type="float">
            <text:p>0.09640004</text:p>
          </table:table-cell>
          <table:table-cell office:value-type="float" office:value="0.2317001" calcext:value-type="float">
            <text:p>0.23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3009003" calcext:value-type="float">
            <text:p>0.3009003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0002" calcext:value-type="float">
            <text:p>0.019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6714004601" calcext:value-type="float">
            <text:p>0.671400460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9540008" calcext:value-type="float">
            <text:p>0.09540008</text:p>
          </table:table-cell>
          <table:table-cell office:value-type="float" office:value="0.2344" calcext:value-type="float">
            <text:p>0.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00001" calcext:value-type="float">
            <text:p>0.003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9030003" calcext:value-type="float">
            <text:p>0.9030003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9993" calcext:value-type="float">
            <text:p>0.0121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1.271100311" calcext:value-type="float">
            <text:p>1.27110031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066001" calcext:value-type="float">
            <text:p>0.1066001</text:p>
          </table:table-cell>
          <table:table-cell office:value-type="float" office:value="0.2739999" calcext:value-type="float">
            <text:p>0.27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800001" calcext:value-type="float">
            <text:p>0.007800001</text:p>
          </table:table-cell>
          <table:table-cell office:value-type="float" office:value="0.7745" calcext:value-type="float">
            <text:p>0.7745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0005" calcext:value-type="float">
            <text:p>0.0330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1.216400051" calcext:value-type="float">
            <text:p>1.21640005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520001" calcext:value-type="float">
            <text:p>0.1520001</text:p>
          </table:table-cell>
          <table:table-cell office:value-type="float" office:value="0.3365999" calcext:value-type="float">
            <text:p>0.336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6724997" calcext:value-type="float">
            <text:p>0.6724997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9993" calcext:value-type="float">
            <text:p>0.0196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1.21859963" calcext:value-type="float">
            <text:p>1.21859963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113001" calcext:value-type="float">
            <text:p>0.1113001</text:p>
          </table:table-cell>
          <table:table-cell office:value-type="float" office:value="0.3033999" calcext:value-type="float">
            <text:p>0.303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1462003" calcext:value-type="float">
            <text:p>0.1462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9995" calcext:value-type="float">
            <text:p>0.0111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60060025" calcext:value-type="float">
            <text:p>0.6006002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8180004" calcext:value-type="float">
            <text:p>0.08180004</text:p>
          </table:table-cell>
          <table:table-cell office:value-type="float" office:value="0.2158001" calcext:value-type="float">
            <text:p>0.21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4353002" calcext:value-type="float">
            <text:p>0.4353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9998" calcext:value-type="float">
            <text:p>0.023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77450032" calcext:value-type="float">
            <text:p>0.774500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7770005" calcext:value-type="float">
            <text:p>0.07770005</text:p>
          </table:table-cell>
          <table:table-cell office:value-type="float" office:value="0.1831" calcext:value-type="float">
            <text:p>0.1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9999" calcext:value-type="float">
            <text:p>0.025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63510004" calcext:value-type="float">
            <text:p>0.6351000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9690007" calcext:value-type="float">
            <text:p>0.09690007</text:p>
          </table:table-cell>
          <table:table-cell office:value-type="float" office:value="0.2716999" calcext:value-type="float">
            <text:p>0.271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2134999" calcext:value-type="float">
            <text:p>0.2134999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0004" calcext:value-type="float">
            <text:p>0.019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62839991" calcext:value-type="float">
            <text:p>0.6283999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2919998" calcext:value-type="float">
            <text:p>0.29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3167001" calcext:value-type="float">
            <text:p>0.3167001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6" calcext:value-type="float">
            <text:p>0.0166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7830998601" calcext:value-type="float">
            <text:p>0.783099860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633001" calcext:value-type="float">
            <text:p>0.1633001</text:p>
          </table:table-cell>
          <table:table-cell office:value-type="float" office:value="0.4031998" calcext:value-type="float">
            <text:p>0.403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192001" calcext:value-type="float">
            <text:p>0.1192001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9999" calcext:value-type="float">
            <text:p>0.033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75649999" calcext:value-type="float">
            <text:p>0.75649999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727001" calcext:value-type="float">
            <text:p>0.1727001</text:p>
          </table:table-cell>
          <table:table-cell office:value-type="float" office:value="0.3454998" calcext:value-type="float">
            <text:p>0.345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8" calcext:value-type="float">
            <text:p>0.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1.574499901" calcext:value-type="float">
            <text:p>1.57449990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421001" calcext:value-type="float">
            <text:p>0.1421001</text:p>
          </table:table-cell>
          <table:table-cell office:value-type="float" office:value="0.3096999" calcext:value-type="float">
            <text:p>0.309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0004" calcext:value-type="float">
            <text:p>0.029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62690004" calcext:value-type="float">
            <text:p>0.62690004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828999" calcext:value-type="float">
            <text:p>0.282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office:value-type="float" office:value="0.7055003" calcext:value-type="float">
            <text:p>0.7055003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" calcext:value-type="float">
            <text:p>0.0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1.159200201" calcext:value-type="float">
            <text:p>1.15920020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3643999" calcext:value-type="float">
            <text:p>0.364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1113003" calcext:value-type="float">
            <text:p>0.1113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0001" calcext:value-type="float">
            <text:p>0.027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648700211" calcext:value-type="float">
            <text:p>0.64870021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9890005" calcext:value-type="float">
            <text:p>0.09890005</text:p>
          </table:table-cell>
          <table:table-cell office:value-type="float" office:value="0.3515999" calcext:value-type="float">
            <text:p>0.35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3923999" calcext:value-type="float">
            <text:p>0.3923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0004" calcext:value-type="float">
            <text:p>0.016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00001" calcext:value-type="float">
            <text:p>0.0074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889199891" calcext:value-type="float">
            <text:p>0.88919989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8530006" calcext:value-type="float">
            <text:p>0.08530006</text:p>
          </table:table-cell>
          <table:table-cell office:value-type="float" office:value="0.2918999" calcext:value-type="float">
            <text:p>0.291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2030001" calcext:value-type="float">
            <text:p>0.2030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0003" calcext:value-type="float">
            <text:p>0.026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63120009" calcext:value-type="float">
            <text:p>0.63120009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083001" calcext:value-type="float">
            <text:p>0.1083001</text:p>
          </table:table-cell>
          <table:table-cell office:value-type="float" office:value="0.2689998" calcext:value-type="float">
            <text:p>0.26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office:value-type="float" office:value="0.3132002" calcext:value-type="float">
            <text:p>0.3132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9999" calcext:value-type="float">
            <text:p>0.01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721800091" calcext:value-type="float">
            <text:p>0.7218000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9950002" calcext:value-type="float">
            <text:p>0.09950002</text:p>
          </table:table-cell>
          <table:table-cell office:value-type="float" office:value="0.3132" calcext:value-type="float">
            <text:p>0.3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213002" calcext:value-type="float">
            <text:p>0.2213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0004" calcext:value-type="float">
            <text:p>0.026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6807002599" calcext:value-type="float">
            <text:p>0.680700259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047001" calcext:value-type="float">
            <text:p>0.1047001</text:p>
          </table:table-cell>
          <table:table-cell office:value-type="float" office:value="0.4899996" calcext:value-type="float">
            <text:p>0.48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1.043801" calcext:value-type="float">
            <text:p>1.043801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99" calcext:value-type="float">
            <text:p>0.016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1.6847006" calcext:value-type="float">
            <text:p>1.684700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420001" calcext:value-type="float">
            <text:p>0.1420001</text:p>
          </table:table-cell>
          <table:table-cell office:value-type="float" office:value="0.4550999" calcext:value-type="float">
            <text:p>0.455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00001" calcext:value-type="float">
            <text:p>0.002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9610005" calcext:value-type="float">
            <text:p>0.09610005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9999" calcext:value-type="float">
            <text:p>0.023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741700041" calcext:value-type="float">
            <text:p>0.74170004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262001" calcext:value-type="float">
            <text:p>0.1262001</text:p>
          </table:table-cell>
          <table:table-cell office:value-type="float" office:value="0.4654999" calcext:value-type="float">
            <text:p>0.465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802002" calcext:value-type="float">
            <text:p>0.3802002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0003" calcext:value-type="float">
            <text:p>0.016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1.01840023" calcext:value-type="float">
            <text:p>1.0184002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5937001" calcext:value-type="float">
            <text:p>0.59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7" calcext:value-type="float">
            <text:p>0.0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1574999" calcext:value-type="float">
            <text:p>0.1574999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40002" calcext:value-type="float">
            <text:p>0.036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1.13900002" calcext:value-type="float">
            <text:p>1.1390000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4723999" calcext:value-type="float">
            <text:p>0.472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4298999" calcext:value-type="float">
            <text:p>0.4298999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2" calcext:value-type="float">
            <text:p>0.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1.203299801" calcext:value-type="float">
            <text:p>1.20329980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201001" calcext:value-type="float">
            <text:p>0.1201001</text:p>
          </table:table-cell>
          <table:table-cell office:value-type="float" office:value="0.3793001" calcext:value-type="float">
            <text:p>0.37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9790033" calcext:value-type="float">
            <text:p>0.0979003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2" calcext:value-type="float">
            <text:p>0.011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65420055" calcext:value-type="float">
            <text:p>0.65420055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528001" calcext:value-type="float">
            <text:p>0.1528001</text:p>
          </table:table-cell>
          <table:table-cell office:value-type="float" office:value="0.4615999" calcext:value-type="float">
            <text:p>0.46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8900001" calcext:value-type="float">
            <text:p>0.008900001</text:p>
          </table:table-cell>
          <table:table-cell office:value-type="float" office:value="0.1765999" calcext:value-type="float">
            <text:p>0.176599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9996" calcext:value-type="float">
            <text:p>0.013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8305998621" calcext:value-type="float">
            <text:p>0.830599862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9730004" calcext:value-type="float">
            <text:p>0.09730004</text:p>
          </table:table-cell>
          <table:table-cell office:value-type="float" office:value="0.2643001" calcext:value-type="float">
            <text:p>0.26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9658001" calcext:value-type="float">
            <text:p>0.9658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0007" calcext:value-type="float">
            <text:p>0.0188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1.372400311" calcext:value-type="float">
            <text:p>1.37240031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167001" calcext:value-type="float">
            <text:p>0.1167001</text:p>
          </table:table-cell>
          <table:table-cell office:value-type="float" office:value="0.3220998" calcext:value-type="float">
            <text:p>0.322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290003" calcext:value-type="float">
            <text:p>0.1290003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9999" calcext:value-type="float">
            <text:p>0.021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617800191" calcext:value-type="float">
            <text:p>0.61780019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8040006" calcext:value-type="float">
            <text:p>0.08040006</text:p>
          </table:table-cell>
          <table:table-cell office:value-type="float" office:value="0.2264001" calcext:value-type="float">
            <text:p>0.22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5426003" calcext:value-type="float">
            <text:p>0.5426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0004" calcext:value-type="float">
            <text:p>0.013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8834005011" calcext:value-type="float">
            <text:p>0.883400501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8810004" calcext:value-type="float">
            <text:p>0.08810004</text:p>
          </table:table-cell>
          <table:table-cell office:value-type="float" office:value="0.2169001" calcext:value-type="float">
            <text:p>0.21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100001" calcext:value-type="float">
            <text:p>0.006100001</text:p>
          </table:table-cell>
          <table:table-cell office:value-type="float" office:value="0.2694001" calcext:value-type="float">
            <text:p>0.2694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9999" calcext:value-type="float">
            <text:p>0.023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619700231" calcext:value-type="float">
            <text:p>0.61970023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9290006" calcext:value-type="float">
            <text:p>0.09290006</text:p>
          </table:table-cell>
          <table:table-cell office:value-type="float" office:value="0.2268001" calcext:value-type="float">
            <text:p>0.22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2666002" calcext:value-type="float">
            <text:p>0.2666002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9998" calcext:value-type="float">
            <text:p>0.028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63510034" calcext:value-type="float">
            <text:p>0.6351003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8200006" calcext:value-type="float">
            <text:p>0.08200006</text:p>
          </table:table-cell>
          <table:table-cell office:value-type="float" office:value="0.2424" calcext:value-type="float">
            <text:p>0.2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0001" calcext:value-type="float">
            <text:p>0.015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59200007" calcext:value-type="float">
            <text:p>0.5920000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7760003" calcext:value-type="float">
            <text:p>0.07760003</text:p>
          </table:table-cell>
          <table:table-cell office:value-type="float" office:value="0.2445001" calcext:value-type="float">
            <text:p>0.244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2631003" calcext:value-type="float">
            <text:p>0.263100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0001" calcext:value-type="float">
            <text:p>0.027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63020044" calcext:value-type="float">
            <text:p>0.63020044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8610003" calcext:value-type="float">
            <text:p>0.08610003</text:p>
          </table:table-cell>
          <table:table-cell office:value-type="float" office:value="0.2194001" calcext:value-type="float">
            <text:p>0.21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793003" calcext:value-type="float">
            <text:p>0.2793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9998" calcext:value-type="float">
            <text:p>0.016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61880041" calcext:value-type="float">
            <text:p>0.6188004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9430008" calcext:value-type="float">
            <text:p>0.09430008</text:p>
          </table:table-cell>
          <table:table-cell office:value-type="float" office:value="0.2036001" calcext:value-type="float">
            <text:p>0.20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3248001" calcext:value-type="float">
            <text:p>0.3248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6581002801" calcext:value-type="float">
            <text:p>0.658100280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802001" calcext:value-type="float">
            <text:p>0.0802001</text:p>
          </table:table-cell>
          <table:table-cell office:value-type="float" office:value="0.2045" calcext:value-type="float">
            <text:p>0.2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8845007" calcext:value-type="float">
            <text:p>0.884500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9998" calcext:value-type="float">
            <text:p>0.025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1.21100078" calcext:value-type="float">
            <text:p>1.21100078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9020007" calcext:value-type="float">
            <text:p>0.09020007</text:p>
          </table:table-cell>
          <table:table-cell office:value-type="float" office:value="0.2347001" calcext:value-type="float">
            <text:p>0.23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9999" calcext:value-type="float">
            <text:p>0.042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6757001601" calcext:value-type="float">
            <text:p>0.6757001601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9640004" calcext:value-type="float">
            <text:p>0.09640004</text:p>
          </table:table-cell>
          <table:table-cell office:value-type="float" office:value="0.2683998" calcext:value-type="float">
            <text:p>0.268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049001" calcext:value-type="float">
            <text:p>0.2049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9997" calcext:value-type="float">
            <text:p>0.0288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61849991" calcext:value-type="float">
            <text:p>0.6184999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8620002" calcext:value-type="float">
            <text:p>0.08620002</text:p>
          </table:table-cell>
          <table:table-cell office:value-type="float" office:value="0.2692999" calcext:value-type="float">
            <text:p>0.269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2082002" calcext:value-type="float">
            <text:p>0.208200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80004" calcext:value-type="float">
            <text:p>0.053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63370016" calcext:value-type="float">
            <text:p>0.6337001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9980004" calcext:value-type="float">
            <text:p>0.09980004</text:p>
          </table:table-cell>
          <table:table-cell office:value-type="float" office:value="0.2715999" calcext:value-type="float">
            <text:p>0.27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2754001" calcext:value-type="float">
            <text:p>0.2754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0002" calcext:value-type="float">
            <text:p>0.017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69000006" calcext:value-type="float">
            <text:p>0.6900000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8970003" calcext:value-type="float">
            <text:p>0.08970003</text:p>
          </table:table-cell>
          <table:table-cell office:value-type="float" office:value="0.2234001" calcext:value-type="float">
            <text:p>0.22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00001" calcext:value-type="float">
            <text:p>0.003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9999" calcext:value-type="float">
            <text:p>0.022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619300121" calcext:value-type="float">
            <text:p>0.61930012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9390002" calcext:value-type="float">
            <text:p>0.09390002</text:p>
          </table:table-cell>
          <table:table-cell office:value-type="float" office:value="0.2355001" calcext:value-type="float">
            <text:p>0.23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899999" calcext:value-type="float">
            <text:p>0.006899999</text:p>
          </table:table-cell>
          <table:table-cell office:value-type="float" office:value="0.2529003" calcext:value-type="float">
            <text:p>0.2529003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0002" calcext:value-type="float">
            <text:p>0.032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639000439" calcext:value-type="float">
            <text:p>0.639000439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2427001" calcext:value-type="float">
            <text:p>0.24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3786002" calcext:value-type="float">
            <text:p>0.3786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0001" calcext:value-type="float">
            <text:p>0.016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76350031" calcext:value-type="float">
            <text:p>0.7635003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2617" calcext:value-type="float">
            <text:p>0.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2949003" calcext:value-type="float">
            <text:p>0.2949003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7070003001" calcext:value-type="float">
            <text:p>0.707000300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573001" calcext:value-type="float">
            <text:p>0.1573001</text:p>
          </table:table-cell>
          <table:table-cell office:value-type="float" office:value="0.4435999" calcext:value-type="float">
            <text:p>0.44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00002" calcext:value-type="float">
            <text:p>0.00640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4550004" calcext:value-type="float">
            <text:p>0.4550004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30002" calcext:value-type="float">
            <text:p>0.031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1.129300423" calcext:value-type="float">
            <text:p>1.129300423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125001" calcext:value-type="float">
            <text:p>0.1125001</text:p>
          </table:table-cell>
          <table:table-cell office:value-type="float" office:value="0.3859998" calcext:value-type="float">
            <text:p>0.38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.2" calcext:value-type="float">
            <text:p>1.2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9993" calcext:value-type="float">
            <text:p>0.0435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1.78169983" calcext:value-type="float">
            <text:p>1.78169983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3357998" calcext:value-type="float">
            <text:p>0.335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1034001" calcext:value-type="float">
            <text:p>0.1034001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0005" calcext:value-type="float">
            <text:p>0.028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62839995" calcext:value-type="float">
            <text:p>0.62839995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973001" calcext:value-type="float">
            <text:p>0.19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4504001" calcext:value-type="float">
            <text:p>0.4504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8190002" calcext:value-type="float">
            <text:p>0.8190002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2387001" calcext:value-type="float">
            <text:p>0.23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200001" calcext:value-type="float">
            <text:p>0.007200001</text:p>
          </table:table-cell>
          <table:table-cell office:value-type="float" office:value="0.2176999" calcext:value-type="float">
            <text:p>0.217699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0004" calcext:value-type="float">
            <text:p>0.020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6219000411" calcext:value-type="float">
            <text:p>0.621900041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2858001" calcext:value-type="float">
            <text:p>0.28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2461002" calcext:value-type="float">
            <text:p>0.2461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9995" calcext:value-type="float">
            <text:p>0.0217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68860025" calcext:value-type="float">
            <text:p>0.6886002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31999" calcext:value-type="float">
            <text:p>0.273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2750002" calcext:value-type="float">
            <text:p>0.2750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8" calcext:value-type="float">
            <text:p>0.019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69010008" calcext:value-type="float">
            <text:p>0.69010008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8200008" calcext:value-type="float">
            <text:p>0.08200008</text:p>
          </table:table-cell>
          <table:table-cell office:value-type="float" office:value="0.2675999" calcext:value-type="float">
            <text:p>0.267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2327002" calcext:value-type="float">
            <text:p>0.2327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0002" calcext:value-type="float">
            <text:p>0.035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6520002" calcext:value-type="float">
            <text:p>0.652000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9230008" calcext:value-type="float">
            <text:p>0.09230008</text:p>
          </table:table-cell>
          <table:table-cell office:value-type="float" office:value="0.2761998" calcext:value-type="float">
            <text:p>0.276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1867001" calcext:value-type="float">
            <text:p>0.1867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9997" calcext:value-type="float">
            <text:p>0.0291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6057999501" calcext:value-type="float">
            <text:p>0.605799950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2674001" calcext:value-type="float">
            <text:p>0.26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7784998" calcext:value-type="float">
            <text:p>0.7784998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9998" calcext:value-type="float">
            <text:p>0.036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1.19869988" calcext:value-type="float">
            <text:p>1.1986998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9180002" calcext:value-type="float">
            <text:p>0.09180002</text:p>
          </table:table-cell>
          <table:table-cell office:value-type="float" office:value="0.2331001" calcext:value-type="float">
            <text:p>0.23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2697001" calcext:value-type="float">
            <text:p>0.2697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63890022" calcext:value-type="float">
            <text:p>0.6389002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8710007" calcext:value-type="float">
            <text:p>0.08710007</text:p>
          </table:table-cell>
          <table:table-cell office:value-type="float" office:value="0.2472001" calcext:value-type="float">
            <text:p>0.24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0001" calcext:value-type="float">
            <text:p>0.019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6230001801" calcext:value-type="float">
            <text:p>0.623000180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8470006" calcext:value-type="float">
            <text:p>0.08470006</text:p>
          </table:table-cell>
          <table:table-cell office:value-type="float" office:value="0.2412" calcext:value-type="float">
            <text:p>0.2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2615002" calcext:value-type="float">
            <text:p>0.2615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9998" calcext:value-type="float">
            <text:p>0.011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61780024" calcext:value-type="float">
            <text:p>0.6178002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7440003" calcext:value-type="float">
            <text:p>0.07440003</text:p>
          </table:table-cell>
          <table:table-cell office:value-type="float" office:value="0.1838" calcext:value-type="float">
            <text:p>0.1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3373002" calcext:value-type="float">
            <text:p>0.3373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9995" calcext:value-type="float">
            <text:p>0.0227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64960018" calcext:value-type="float">
            <text:p>0.64960018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9000005" calcext:value-type="float">
            <text:p>0.09000005</text:p>
          </table:table-cell>
          <table:table-cell office:value-type="float" office:value="0.2165001" calcext:value-type="float">
            <text:p>0.21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00001" calcext:value-type="float">
            <text:p>0.003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2705002" calcext:value-type="float">
            <text:p>0.2705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9998" calcext:value-type="float">
            <text:p>0.013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610100331" calcext:value-type="float">
            <text:p>0.61010033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020001" calcext:value-type="float">
            <text:p>0.1020001</text:p>
          </table:table-cell>
          <table:table-cell office:value-type="float" office:value="0.2248001" calcext:value-type="float">
            <text:p>0.22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9300001" calcext:value-type="float">
            <text:p>0.009300001</text:p>
          </table:table-cell>
          <table:table-cell office:value-type="float" office:value="0.2629001" calcext:value-type="float">
            <text:p>0.2629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9999" calcext:value-type="float">
            <text:p>0.023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6358002911" calcext:value-type="float">
            <text:p>0.635800291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7720007" calcext:value-type="float">
            <text:p>0.07720007</text:p>
          </table:table-cell>
          <table:table-cell office:value-type="float" office:value="0.1867001" calcext:value-type="float">
            <text:p>0.18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3279003" calcext:value-type="float">
            <text:p>0.3279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" calcext:value-type="float">
            <text:p>0.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63500047" calcext:value-type="float">
            <text:p>0.63500047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100001" calcext:value-type="float">
            <text:p>0.1100001</text:p>
          </table:table-cell>
          <table:table-cell office:value-type="float" office:value="0.2577998" calcext:value-type="float">
            <text:p>0.257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876004" calcext:value-type="float">
            <text:p>0.187600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9999" calcext:value-type="float">
            <text:p>0.023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59600029" calcext:value-type="float">
            <text:p>0.59600029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8530003" calcext:value-type="float">
            <text:p>0.08530003</text:p>
          </table:table-cell>
          <table:table-cell office:value-type="float" office:value="0.2430001" calcext:value-type="float">
            <text:p>0.24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2853002" calcext:value-type="float">
            <text:p>0.285300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0001" calcext:value-type="float">
            <text:p>0.022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6574003399" calcext:value-type="float">
            <text:p>0.6574003399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8910009" calcext:value-type="float">
            <text:p>0.08910009</text:p>
          </table:table-cell>
          <table:table-cell office:value-type="float" office:value="0.3029998" calcext:value-type="float">
            <text:p>0.30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00001" calcext:value-type="float">
            <text:p>0.003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8607005" calcext:value-type="float">
            <text:p>0.8607005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9993" calcext:value-type="float">
            <text:p>0.0145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1.288600321" calcext:value-type="float">
            <text:p>1.28860032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9970009" calcext:value-type="float">
            <text:p>0.09970009</text:p>
          </table:table-cell>
          <table:table-cell office:value-type="float" office:value="0.2479" calcext:value-type="float">
            <text:p>0.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9999" calcext:value-type="float">
            <text:p>0.02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59600008" calcext:value-type="float">
            <text:p>0.59600008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2346001" calcext:value-type="float">
            <text:p>0.23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3645002" calcext:value-type="float">
            <text:p>0.3645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0003" calcext:value-type="float">
            <text:p>0.024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74840033" calcext:value-type="float">
            <text:p>0.74840033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9450004" calcext:value-type="float">
            <text:p>0.09450004</text:p>
          </table:table-cell>
          <table:table-cell office:value-type="float" office:value="0.2390001" calcext:value-type="float">
            <text:p>0.23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office:value-type="float" office:value="0.2515002" calcext:value-type="float">
            <text:p>0.2515002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0004" calcext:value-type="float">
            <text:p>0.027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639400381" calcext:value-type="float">
            <text:p>0.63940038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2826999" calcext:value-type="float">
            <text:p>0.282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1832001" calcext:value-type="float">
            <text:p>0.1832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5" calcext:value-type="float">
            <text:p>0.0193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62409995" calcext:value-type="float">
            <text:p>0.62409995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8990005" calcext:value-type="float">
            <text:p>0.08990005</text:p>
          </table:table-cell>
          <table:table-cell office:value-type="float" office:value="0.2340001" calcext:value-type="float">
            <text:p>0.23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8693009" calcext:value-type="float">
            <text:p>0.8693009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0003" calcext:value-type="float">
            <text:p>0.03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1.24330108" calcext:value-type="float">
            <text:p>1.24330108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8420005" calcext:value-type="float">
            <text:p>0.08420005</text:p>
          </table:table-cell>
          <table:table-cell office:value-type="float" office:value="0.2286001" calcext:value-type="float">
            <text:p>0.22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2752002" calcext:value-type="float">
            <text:p>0.2752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" calcext:value-type="float">
            <text:p>0.0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64430035" calcext:value-type="float">
            <text:p>0.6443003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7120002" calcext:value-type="float">
            <text:p>0.07120002</text:p>
          </table:table-cell>
          <table:table-cell office:value-type="float" office:value="0.1953001" calcext:value-type="float">
            <text:p>0.19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933998" calcext:value-type="float">
            <text:p>0.2933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0001" calcext:value-type="float">
            <text:p>0.03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60819993" calcext:value-type="float">
            <text:p>0.6081999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075001" calcext:value-type="float">
            <text:p>0.1075001</text:p>
          </table:table-cell>
          <table:table-cell office:value-type="float" office:value="0.2811999" calcext:value-type="float">
            <text:p>0.281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1914002" calcext:value-type="float">
            <text:p>0.1914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9996" calcext:value-type="float">
            <text:p>0.027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641100161" calcext:value-type="float">
            <text:p>0.64110016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113001" calcext:value-type="float">
            <text:p>0.1113001</text:p>
          </table:table-cell>
          <table:table-cell office:value-type="float" office:value="0.3097998" calcext:value-type="float">
            <text:p>0.309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00001" calcext:value-type="float">
            <text:p>0.002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9563997" calcext:value-type="float">
            <text:p>0.9563997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0003" calcext:value-type="float">
            <text:p>0.014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1.421599631" calcext:value-type="float">
            <text:p>1.42159963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3401999" calcext:value-type="float">
            <text:p>0.340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600001" calcext:value-type="float">
            <text:p>0.008600001</text:p>
          </table:table-cell>
          <table:table-cell office:value-type="float" office:value="0.09350017" calcext:value-type="float">
            <text:p>0.09350017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19998" calcext:value-type="float">
            <text:p>0.046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626500051" calcext:value-type="float">
            <text:p>0.626500051</text:p>
          </table:table-cell>
          <table:table-cell table:number-columns-repeated="4"/>
        </table:table-row>
        <table:table-row table:style-name="ro1" table:number-rows-repeated="10482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09:29:15.49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5-25T12:58:35.613000000</dc:date>
    <meta:editing-duration>PT3H6M13S</meta:editing-duration>
    <meta:editing-cycles>7</meta:editing-cycles>
    <meta:generator>LibreOffice/6.4.2.2$Windows_X86_64 LibreOffice_project/4e471d8c02c9c90f512f7f9ead8875b57fcb1ec3</meta:generator>
    <meta:document-statistic meta:table-count="1" meta:cell-count="10242" meta:object-count="0"/>
  </office:meta>
</office:document-meta>
</file>